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0c23" officeooo:paragraph-rsid="015faf15"/>
    </style:style>
    <style:style style:name="P7" style:family="paragraph" style:parent-style-name="Standard">
      <style:paragraph-properties fo:margin-left="0in" fo:margin-right="0in" fo:text-indent="0in" style:auto-text-indent="false"/>
      <style:text-properties officeooo:rsid="00211b47" officeooo:paragraph-rsid="00211b47"/>
    </style:style>
    <style:style style:name="P8" style:family="paragraph" style:parent-style-name="Standard">
      <style:paragraph-properties fo:margin-left="0in" fo:margin-right="0in" fo:text-indent="0in" style:auto-text-indent="false"/>
      <style:text-properties officeooo:rsid="00211b47" officeooo:paragraph-rsid="00555046"/>
    </style:style>
    <style:style style:name="P9" style:family="paragraph" style:parent-style-name="Standard">
      <style:paragraph-properties fo:margin-left="0in" fo:margin-right="0in" fo:text-indent="0in" style:auto-text-indent="false"/>
      <style:text-properties officeooo:rsid="00211b47" officeooo:paragraph-rsid="00ebfdbf"/>
    </style:style>
    <style:style style:name="P10" style:family="paragraph" style:parent-style-name="Standard">
      <style:paragraph-properties fo:margin-left="0in" fo:margin-right="0in" fo:text-indent="0in" style:auto-text-indent="false"/>
      <style:text-properties officeooo:rsid="00211b47" officeooo:paragraph-rsid="015faf15"/>
    </style:style>
    <style:style style:name="P11" style:family="paragraph" style:parent-style-name="Standard">
      <style:paragraph-properties fo:margin-left="0in" fo:margin-right="0in" fo:text-indent="0in" style:auto-text-indent="false"/>
      <style:text-properties officeooo:rsid="002e9df4" officeooo:paragraph-rsid="0029223a"/>
    </style:style>
    <style:style style:name="P12" style:family="paragraph" style:parent-style-name="Standard">
      <style:paragraph-properties fo:margin-left="0in" fo:margin-right="0in" fo:text-indent="0in" style:auto-text-indent="false"/>
      <style:text-properties officeooo:rsid="002e9df4" officeooo:paragraph-rsid="00c30799"/>
    </style:style>
    <style:style style:name="P13" style:family="paragraph" style:parent-style-name="Standard">
      <style:paragraph-properties fo:margin-left="0in" fo:margin-right="0in" fo:text-indent="0in" style:auto-text-indent="false"/>
      <style:text-properties officeooo:rsid="002e9df4" officeooo:paragraph-rsid="00d95d2e"/>
    </style:style>
    <style:style style:name="P14" style:family="paragraph" style:parent-style-name="Standard">
      <style:paragraph-properties fo:margin-left="0in" fo:margin-right="0in" fo:text-indent="0in" style:auto-text-indent="false"/>
      <style:text-properties officeooo:rsid="002e9df4" officeooo:paragraph-rsid="00e1280d"/>
    </style:style>
    <style:style style:name="P15"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6" style:family="paragraph" style:parent-style-name="Standard">
      <style:paragraph-properties fo:margin-left="0in" fo:margin-right="0in" fo:text-indent="0in" style:auto-text-indent="false"/>
      <style:text-properties fo:font-weight="bold" officeooo:rsid="00c65049" officeooo:paragraph-rsid="01c91727" style:font-weight-asian="bold" style:font-weight-complex="bold"/>
    </style:style>
    <style:style style:name="P17" style:family="paragraph" style:parent-style-name="Standard">
      <style:paragraph-properties fo:margin-left="0in" fo:margin-right="0in" fo:text-indent="0in" style:auto-text-indent="false"/>
      <style:text-properties officeooo:rsid="00222306" officeooo:paragraph-rsid="00222306"/>
    </style:style>
    <style:style style:name="P18" style:family="paragraph" style:parent-style-name="Standard">
      <style:paragraph-properties fo:margin-left="0in" fo:margin-right="0in" fo:text-indent="0in" style:auto-text-indent="false"/>
      <style:text-properties officeooo:rsid="00222306" officeooo:paragraph-rsid="005ccefb"/>
    </style:style>
    <style:style style:name="P19" style:family="paragraph" style:parent-style-name="Standard">
      <style:paragraph-properties fo:margin-left="0in" fo:margin-right="0in" fo:text-indent="0in" style:auto-text-indent="false"/>
      <style:text-properties officeooo:rsid="00222306" officeooo:paragraph-rsid="00ef01f0"/>
    </style:style>
    <style:style style:name="P20" style:family="paragraph" style:parent-style-name="Standard">
      <style:paragraph-properties fo:margin-left="0in" fo:margin-right="0in" fo:text-indent="0in" style:auto-text-indent="false"/>
      <style:text-properties officeooo:rsid="00222306" officeooo:paragraph-rsid="015faf15"/>
    </style:style>
    <style:style style:name="P21" style:family="paragraph" style:parent-style-name="Standard">
      <style:paragraph-properties fo:margin-left="0in" fo:margin-right="0in" fo:text-indent="0in" style:auto-text-indent="false"/>
      <style:text-properties officeooo:rsid="0043871a" officeooo:paragraph-rsid="0043871a"/>
    </style:style>
    <style:style style:name="P22" style:family="paragraph" style:parent-style-name="Standard">
      <style:paragraph-properties fo:margin-left="0in" fo:margin-right="0in" fo:text-indent="0in" style:auto-text-indent="false"/>
      <style:text-properties officeooo:rsid="00555046" officeooo:paragraph-rsid="00555046"/>
    </style:style>
    <style:style style:name="P23" style:family="paragraph" style:parent-style-name="Standard">
      <style:paragraph-properties fo:margin-left="0in" fo:margin-right="0in" fo:text-indent="0in" style:auto-text-indent="false"/>
      <style:text-properties officeooo:rsid="00572cd4" officeooo:paragraph-rsid="00572cd4"/>
    </style:style>
    <style:style style:name="P24" style:family="paragraph" style:parent-style-name="Standard">
      <style:paragraph-properties fo:margin-left="0in" fo:margin-right="0in" fo:text-indent="0in" style:auto-text-indent="false"/>
      <style:text-properties officeooo:rsid="00572cd4" officeooo:paragraph-rsid="00eabc7d"/>
    </style:style>
    <style:style style:name="P25" style:family="paragraph" style:parent-style-name="Standard">
      <style:paragraph-properties fo:margin-left="0in" fo:margin-right="0in" fo:text-indent="0in" style:auto-text-indent="false"/>
      <style:text-properties officeooo:rsid="0057a947" officeooo:paragraph-rsid="0057a947"/>
    </style:style>
    <style:style style:name="P26"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3"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4" style:family="paragraph" style:parent-style-name="Standard">
      <style:paragraph-properties fo:margin-left="0in" fo:margin-right="0in" fo:text-indent="0in" style:auto-text-indent="false"/>
      <style:text-properties officeooo:rsid="0098fd07" officeooo:paragraph-rsid="0098fd07"/>
    </style:style>
    <style:style style:name="P35" style:family="paragraph" style:parent-style-name="Standard">
      <style:paragraph-properties fo:margin-left="0in" fo:margin-right="0in" fo:text-indent="0in" style:auto-text-indent="false"/>
      <style:text-properties officeooo:rsid="00c3e2dc" officeooo:paragraph-rsid="00c3e2dc"/>
    </style:style>
    <style:style style:name="P36" style:family="paragraph" style:parent-style-name="Standard">
      <style:paragraph-properties fo:margin-left="0in" fo:margin-right="0in" fo:text-indent="0in" style:auto-text-indent="false"/>
      <style:text-properties officeooo:rsid="00c3e2dc" officeooo:paragraph-rsid="00c48ee1"/>
    </style:style>
    <style:style style:name="P37" style:family="paragraph" style:parent-style-name="Standard">
      <style:paragraph-properties fo:margin-left="0in" fo:margin-right="0in" fo:text-indent="0in" style:auto-text-indent="false"/>
      <style:text-properties officeooo:rsid="00c48ee1" officeooo:paragraph-rsid="00c48ee1"/>
    </style:style>
    <style:style style:name="P38" style:family="paragraph" style:parent-style-name="Standard">
      <style:paragraph-properties fo:margin-left="0in" fo:margin-right="0in" fo:text-indent="0in" style:auto-text-indent="false"/>
      <style:text-properties officeooo:rsid="00c74067" officeooo:paragraph-rsid="00c74067"/>
    </style:style>
    <style:style style:name="P39" style:family="paragraph" style:parent-style-name="Standard">
      <style:paragraph-properties fo:margin-left="0in" fo:margin-right="0in" fo:text-indent="0in" style:auto-text-indent="false"/>
      <style:text-properties officeooo:rsid="00c74067" officeooo:paragraph-rsid="00d3b086"/>
    </style:style>
    <style:style style:name="P40" style:family="paragraph" style:parent-style-name="Standard">
      <style:paragraph-properties fo:margin-left="0in" fo:margin-right="0in" fo:text-indent="0in" style:auto-text-indent="false"/>
      <style:text-properties officeooo:rsid="00c74067" officeooo:paragraph-rsid="00dd25a6"/>
    </style:style>
    <style:style style:name="P41" style:family="paragraph" style:parent-style-name="Standard">
      <style:paragraph-properties fo:margin-left="0in" fo:margin-right="0in" fo:text-indent="0in" style:auto-text-indent="false"/>
      <style:text-properties officeooo:rsid="00c74067" officeooo:paragraph-rsid="01bc8d9d"/>
    </style:style>
    <style:style style:name="P42" style:family="paragraph" style:parent-style-name="Standard">
      <style:paragraph-properties fo:margin-left="0in" fo:margin-right="0in" fo:text-indent="0in" style:auto-text-indent="false"/>
      <style:text-properties officeooo:rsid="00c74067" officeooo:paragraph-rsid="01caed94"/>
    </style:style>
    <style:style style:name="P43" style:family="paragraph" style:parent-style-name="Standard">
      <style:paragraph-properties fo:margin-left="0in" fo:margin-right="0in" fo:text-indent="0in" style:auto-text-indent="false"/>
      <style:text-properties officeooo:rsid="00c7da53" officeooo:paragraph-rsid="00c7da53"/>
    </style:style>
    <style:style style:name="P44" style:family="paragraph" style:parent-style-name="Standard">
      <style:paragraph-properties fo:margin-left="0in" fo:margin-right="0in" fo:text-indent="0in" style:auto-text-indent="false"/>
      <style:text-properties officeooo:rsid="00c7da53" officeooo:paragraph-rsid="00d4cbdd"/>
    </style:style>
    <style:style style:name="P45" style:family="paragraph" style:parent-style-name="Standard">
      <style:paragraph-properties fo:margin-left="0in" fo:margin-right="0in" fo:text-indent="0in" style:auto-text-indent="false"/>
      <style:text-properties officeooo:rsid="00c7da53" officeooo:paragraph-rsid="00deed88"/>
    </style:style>
    <style:style style:name="P46" style:family="paragraph" style:parent-style-name="Standard">
      <style:paragraph-properties fo:margin-left="0in" fo:margin-right="0in" fo:text-indent="0in" style:auto-text-indent="false"/>
      <style:text-properties officeooo:rsid="00cb095e" officeooo:paragraph-rsid="00cb095e"/>
    </style:style>
    <style:style style:name="P47" style:family="paragraph" style:parent-style-name="Standard">
      <style:paragraph-properties fo:margin-left="0in" fo:margin-right="0in" fo:text-indent="0in" style:auto-text-indent="false"/>
      <style:text-properties officeooo:rsid="00cc32a9" officeooo:paragraph-rsid="00cc32a9"/>
    </style:style>
    <style:style style:name="P48" style:family="paragraph" style:parent-style-name="Standard">
      <style:paragraph-properties fo:margin-left="0in" fo:margin-right="0in" fo:text-indent="0in" style:auto-text-indent="false"/>
      <style:text-properties officeooo:rsid="00cd5d61" officeooo:paragraph-rsid="00cd5d61"/>
    </style:style>
    <style:style style:name="P49" style:family="paragraph" style:parent-style-name="Standard">
      <style:paragraph-properties fo:margin-left="0in" fo:margin-right="0in" fo:text-indent="0in" style:auto-text-indent="false"/>
      <style:text-properties officeooo:rsid="00cd5d61" officeooo:paragraph-rsid="00d95d2e"/>
    </style:style>
    <style:style style:name="P50" style:family="paragraph" style:parent-style-name="Standard">
      <style:paragraph-properties fo:margin-left="0in" fo:margin-right="0in" fo:text-indent="0in" style:auto-text-indent="false"/>
      <style:text-properties officeooo:rsid="00cd5d61" officeooo:paragraph-rsid="00e0d3c8"/>
    </style:style>
    <style:style style:name="P51" style:family="paragraph" style:parent-style-name="Standard">
      <style:paragraph-properties fo:margin-left="0in" fo:margin-right="0in" fo:text-indent="0in" style:auto-text-indent="false"/>
      <style:text-properties officeooo:rsid="00ce2407" officeooo:paragraph-rsid="00ce2407"/>
    </style:style>
    <style:style style:name="P52" style:family="paragraph" style:parent-style-name="Standard">
      <style:paragraph-properties fo:margin-left="0in" fo:margin-right="0in" fo:text-indent="0in" style:auto-text-indent="false"/>
      <style:text-properties officeooo:rsid="00ce2407" officeooo:paragraph-rsid="00d95d2e"/>
    </style:style>
    <style:style style:name="P53" style:family="paragraph" style:parent-style-name="Standard">
      <style:paragraph-properties fo:margin-left="0in" fo:margin-right="0in" fo:text-indent="0in" style:auto-text-indent="false"/>
      <style:text-properties officeooo:rsid="00ce2407" officeooo:paragraph-rsid="00e1280d"/>
    </style:style>
    <style:style style:name="P54" style:family="paragraph" style:parent-style-name="Standard">
      <style:paragraph-properties fo:margin-left="0in" fo:margin-right="0in" fo:text-indent="0in" style:auto-text-indent="false"/>
      <style:text-properties officeooo:rsid="00d09ced" officeooo:paragraph-rsid="00d09ced"/>
    </style:style>
    <style:style style:name="P55" style:family="paragraph" style:parent-style-name="Standard">
      <style:paragraph-properties fo:margin-left="0in" fo:margin-right="0in" fo:text-indent="0in" style:auto-text-indent="false"/>
      <style:text-properties officeooo:rsid="00d09ced" officeooo:paragraph-rsid="00dd25a6"/>
    </style:style>
    <style:style style:name="P56" style:family="paragraph" style:parent-style-name="Standard">
      <style:paragraph-properties fo:margin-left="0in" fo:margin-right="0in" fo:text-indent="0in" style:auto-text-indent="false"/>
      <style:text-properties officeooo:rsid="0044263b" officeooo:paragraph-rsid="00c30799"/>
    </style:style>
    <style:style style:name="P57" style:family="paragraph" style:parent-style-name="Standard">
      <style:paragraph-properties fo:margin-left="0in" fo:margin-right="0in" fo:text-indent="0in" style:auto-text-indent="false"/>
      <style:text-properties officeooo:rsid="00d5ef27" officeooo:paragraph-rsid="00d62e20"/>
    </style:style>
    <style:style style:name="P58" style:family="paragraph" style:parent-style-name="Standard">
      <style:paragraph-properties fo:margin-left="0in" fo:margin-right="0in" fo:text-indent="0in" style:auto-text-indent="false"/>
      <style:text-properties officeooo:rsid="00d5ef27" officeooo:paragraph-rsid="00dfe57a"/>
    </style:style>
    <style:style style:name="P59" style:family="paragraph" style:parent-style-name="Standard">
      <style:paragraph-properties fo:margin-left="0in" fo:margin-right="0in" fo:text-indent="0in" style:auto-text-indent="false"/>
      <style:text-properties officeooo:rsid="00d95d2e" officeooo:paragraph-rsid="00e1280d"/>
    </style:style>
    <style:style style:name="P60" style:family="paragraph" style:parent-style-name="Standard">
      <style:paragraph-properties fo:margin-left="0in" fo:margin-right="0in" fo:text-indent="0in" style:auto-text-indent="false"/>
      <style:text-properties officeooo:rsid="00e77b02" officeooo:paragraph-rsid="00e77b02"/>
    </style:style>
    <style:style style:name="P61" style:family="paragraph" style:parent-style-name="Standard">
      <style:paragraph-properties fo:margin-left="0in" fo:margin-right="0in" fo:text-indent="0in" style:auto-text-indent="false"/>
      <style:text-properties officeooo:rsid="00eabc7d" officeooo:paragraph-rsid="00eafd05"/>
    </style:style>
    <style:style style:name="P62" style:family="paragraph" style:parent-style-name="Standard">
      <style:paragraph-properties fo:margin-left="0in" fo:margin-right="0in" fo:text-indent="0in" style:auto-text-indent="false"/>
      <style:text-properties officeooo:rsid="0033faa9" officeooo:paragraph-rsid="00eba38b"/>
    </style:style>
    <style:style style:name="P63" style:family="paragraph" style:parent-style-name="Standard">
      <style:paragraph-properties fo:margin-left="0in" fo:margin-right="0in" fo:text-indent="0in" style:auto-text-indent="false"/>
      <style:text-properties officeooo:rsid="0033faa9" officeooo:paragraph-rsid="00ebfdbf"/>
    </style:style>
    <style:style style:name="P64" style:family="paragraph" style:parent-style-name="Standard">
      <style:paragraph-properties fo:margin-left="0in" fo:margin-right="0in" fo:text-indent="0in" style:auto-text-indent="false"/>
      <style:text-properties officeooo:rsid="0033faa9" officeooo:paragraph-rsid="00ef01f0"/>
    </style:style>
    <style:style style:name="P65" style:family="paragraph" style:parent-style-name="Standard">
      <style:paragraph-properties fo:margin-left="0in" fo:margin-right="0in" fo:text-indent="0in" style:auto-text-indent="false"/>
      <style:text-properties officeooo:rsid="0033faa9" officeooo:paragraph-rsid="015faf15"/>
    </style:style>
    <style:style style:name="P66" style:family="paragraph" style:parent-style-name="Standard">
      <style:paragraph-properties fo:margin-left="0in" fo:margin-right="0in" fo:text-indent="0in" style:auto-text-indent="false"/>
      <style:text-properties officeooo:rsid="00ef01f0" officeooo:paragraph-rsid="00ef01f0"/>
    </style:style>
    <style:style style:name="P67" style:family="paragraph" style:parent-style-name="Standard">
      <style:paragraph-properties fo:margin-left="0in" fo:margin-right="0in" fo:text-indent="0in" style:auto-text-indent="false"/>
      <style:text-properties officeooo:rsid="0029223a" officeooo:paragraph-rsid="00c2153c"/>
    </style:style>
    <style:style style:name="P68" style:family="paragraph" style:parent-style-name="Standard">
      <style:paragraph-properties fo:margin-left="0in" fo:margin-right="0in" fo:text-indent="0in" style:auto-text-indent="false"/>
      <style:text-properties officeooo:rsid="01982a6f" officeooo:paragraph-rsid="01982a6f"/>
    </style:style>
    <style:style style:name="P69" style:family="paragraph" style:parent-style-name="Standard">
      <style:paragraph-properties fo:margin-left="0in" fo:margin-right="0in" fo:text-indent="0in" style:auto-text-indent="false"/>
      <style:text-properties officeooo:rsid="00eafd05" officeooo:paragraph-rsid="01c2b70e"/>
    </style:style>
    <style:style style:name="P70" style:family="paragraph" style:parent-style-name="Standard">
      <style:text-properties officeooo:rsid="001f9437" officeooo:paragraph-rsid="003b5dae"/>
    </style:style>
    <style:style style:name="P71" style:family="paragraph" style:parent-style-name="Standard">
      <style:text-properties officeooo:rsid="001f9437" officeooo:paragraph-rsid="007af399"/>
    </style:style>
    <style:style style:name="P72" style:family="paragraph" style:parent-style-name="Standard">
      <style:text-properties officeooo:rsid="001f9437" officeooo:paragraph-rsid="007b6ca4"/>
    </style:style>
    <style:style style:name="P73" style:family="paragraph" style:parent-style-name="Standard">
      <style:text-properties officeooo:rsid="001f9437" officeooo:paragraph-rsid="00967af8"/>
    </style:style>
    <style:style style:name="P74" style:family="paragraph" style:parent-style-name="Standard">
      <style:text-properties officeooo:rsid="001f9437" officeooo:paragraph-rsid="00996edd"/>
    </style:style>
    <style:style style:name="P75" style:family="paragraph" style:parent-style-name="Standard">
      <style:text-properties officeooo:rsid="001f9437" officeooo:paragraph-rsid="00b7638d"/>
    </style:style>
    <style:style style:name="P76" style:family="paragraph" style:parent-style-name="Standard">
      <style:text-properties officeooo:rsid="001f9437" officeooo:paragraph-rsid="015e7c77"/>
    </style:style>
    <style:style style:name="P77" style:family="paragraph" style:parent-style-name="Standard">
      <style:text-properties officeooo:rsid="001f9437" officeooo:paragraph-rsid="015faf15"/>
    </style:style>
    <style:style style:name="P78" style:family="paragraph" style:parent-style-name="Standard">
      <style:text-properties officeooo:rsid="0020392f" officeooo:paragraph-rsid="003d1568"/>
    </style:style>
    <style:style style:name="P79" style:family="paragraph" style:parent-style-name="Standard">
      <style:text-properties officeooo:rsid="0020392f" officeooo:paragraph-rsid="00b83553"/>
    </style:style>
    <style:style style:name="P80"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81" style:family="paragraph" style:parent-style-name="Standard">
      <style:text-properties fo:font-weight="bold" officeooo:rsid="01226fca" officeooo:paragraph-rsid="01226fca" style:font-weight-asian="bold" style:font-weight-complex="bold"/>
    </style:style>
    <style:style style:name="P82" style:family="paragraph" style:parent-style-name="Standard">
      <style:text-properties fo:font-weight="bold" officeooo:rsid="01226fca" officeooo:paragraph-rsid="0186294e" style:font-weight-asian="bold" style:font-weight-complex="bold"/>
    </style:style>
    <style:style style:name="P83" style:family="paragraph" style:parent-style-name="Standard">
      <style:text-properties fo:font-weight="bold" officeooo:rsid="001f9437" officeooo:paragraph-rsid="015e7c77" style:font-weight-asian="bold" style:font-weight-complex="bold"/>
    </style:style>
    <style:style style:name="P84" style:family="paragraph" style:parent-style-name="Standard">
      <style:text-properties officeooo:rsid="002a4940" officeooo:paragraph-rsid="0077b040"/>
    </style:style>
    <style:style style:name="P85" style:family="paragraph" style:parent-style-name="Standard">
      <style:text-properties officeooo:rsid="002a4940" officeooo:paragraph-rsid="00996edd"/>
    </style:style>
    <style:style style:name="P86" style:family="paragraph" style:parent-style-name="Standard">
      <style:text-properties officeooo:rsid="002a4940" officeooo:paragraph-rsid="00a0c592"/>
    </style:style>
    <style:style style:name="P87" style:family="paragraph" style:parent-style-name="Standard">
      <style:text-properties officeooo:rsid="003933b3" officeooo:paragraph-rsid="003933b3"/>
    </style:style>
    <style:style style:name="P88" style:family="paragraph" style:parent-style-name="Standard">
      <style:text-properties officeooo:rsid="0023c5ff" officeooo:paragraph-rsid="00487ae6"/>
    </style:style>
    <style:style style:name="P89" style:family="paragraph" style:parent-style-name="Standard">
      <style:text-properties officeooo:rsid="0023c5ff" officeooo:paragraph-rsid="0078c98f"/>
    </style:style>
    <style:style style:name="P90" style:family="paragraph" style:parent-style-name="Standard">
      <style:text-properties officeooo:rsid="0023c5ff" officeooo:paragraph-rsid="007bec60"/>
    </style:style>
    <style:style style:name="P91" style:family="paragraph" style:parent-style-name="Standard">
      <style:text-properties officeooo:rsid="0023c5ff" officeooo:paragraph-rsid="007d1e68"/>
    </style:style>
    <style:style style:name="P92" style:family="paragraph" style:parent-style-name="Standard">
      <style:text-properties officeooo:rsid="0023c5ff" officeooo:paragraph-rsid="007b6ca4"/>
    </style:style>
    <style:style style:name="P93" style:family="paragraph" style:parent-style-name="Standard">
      <style:text-properties officeooo:rsid="003b5dae" officeooo:paragraph-rsid="003b5dae"/>
    </style:style>
    <style:style style:name="P94" style:family="paragraph" style:parent-style-name="Standard">
      <style:text-properties officeooo:rsid="0068796c" officeooo:paragraph-rsid="0068796c"/>
    </style:style>
    <style:style style:name="P95" style:family="paragraph" style:parent-style-name="Standard">
      <style:text-properties officeooo:rsid="0068796c" officeooo:paragraph-rsid="010c73a3"/>
    </style:style>
    <style:style style:name="P96" style:family="paragraph" style:parent-style-name="Standard">
      <style:text-properties officeooo:rsid="0068796c" officeooo:paragraph-rsid="010c8980"/>
    </style:style>
    <style:style style:name="P97" style:family="paragraph" style:parent-style-name="Standard">
      <style:text-properties officeooo:rsid="0068796c" officeooo:paragraph-rsid="0121f75d"/>
    </style:style>
    <style:style style:name="P98" style:family="paragraph" style:parent-style-name="Standard">
      <style:text-properties officeooo:rsid="0068796c" officeooo:paragraph-rsid="01822ef0"/>
    </style:style>
    <style:style style:name="P99" style:family="paragraph" style:parent-style-name="Standard">
      <style:text-properties officeooo:rsid="0068796c" officeooo:paragraph-rsid="0186294e"/>
    </style:style>
    <style:style style:name="P100" style:family="paragraph" style:parent-style-name="Standard">
      <style:text-properties officeooo:rsid="0068796c" officeooo:paragraph-rsid="018b7cf8"/>
    </style:style>
    <style:style style:name="P101" style:family="paragraph" style:parent-style-name="Standard">
      <style:text-properties officeooo:rsid="0069d3a7" officeooo:paragraph-rsid="010c8980"/>
    </style:style>
    <style:style style:name="P102" style:family="paragraph" style:parent-style-name="Standard">
      <style:text-properties officeooo:rsid="0069d3a7" officeooo:paragraph-rsid="015e7c77"/>
    </style:style>
    <style:style style:name="P103" style:family="paragraph" style:parent-style-name="Standard">
      <style:text-properties officeooo:rsid="0069d3a7" officeooo:paragraph-rsid="018c19fb"/>
    </style:style>
    <style:style style:name="P104" style:family="paragraph" style:parent-style-name="Standard">
      <style:text-properties officeooo:rsid="002cdd30" officeooo:paragraph-rsid="007ff658"/>
    </style:style>
    <style:style style:name="P105" style:family="paragraph" style:parent-style-name="Standard">
      <style:text-properties officeooo:rsid="007b6ca4" officeooo:paragraph-rsid="007b6ca4"/>
    </style:style>
    <style:style style:name="P106" style:family="paragraph" style:parent-style-name="Standard">
      <style:text-properties officeooo:rsid="007ccbce" officeooo:paragraph-rsid="007ccbce"/>
    </style:style>
    <style:style style:name="P107" style:family="paragraph" style:parent-style-name="Standard">
      <style:text-properties officeooo:rsid="0081bbba" officeooo:paragraph-rsid="0081bbba"/>
    </style:style>
    <style:style style:name="P108" style:family="paragraph" style:parent-style-name="Standard">
      <style:text-properties officeooo:rsid="0081bbba" officeooo:paragraph-rsid="008e86fa"/>
    </style:style>
    <style:style style:name="P109" style:family="paragraph" style:parent-style-name="Standard">
      <style:text-properties officeooo:rsid="0081d615" officeooo:paragraph-rsid="0081d615"/>
    </style:style>
    <style:style style:name="P110" style:family="paragraph" style:parent-style-name="Standard">
      <style:text-properties officeooo:rsid="0084f3d8" officeooo:paragraph-rsid="0084f3d8"/>
    </style:style>
    <style:style style:name="P111" style:family="paragraph" style:parent-style-name="Standard">
      <style:text-properties officeooo:rsid="007bec60" officeooo:paragraph-rsid="007b6ca4"/>
    </style:style>
    <style:style style:name="P112" style:family="paragraph" style:parent-style-name="Standard">
      <style:text-properties officeooo:rsid="007ecbd8" officeooo:paragraph-rsid="007d1e68"/>
    </style:style>
    <style:style style:name="P113" style:family="paragraph" style:parent-style-name="Standard">
      <style:text-properties officeooo:rsid="008e86fa" officeooo:paragraph-rsid="008e86fa"/>
    </style:style>
    <style:style style:name="P114" style:family="paragraph" style:parent-style-name="Standard">
      <style:text-properties officeooo:rsid="008f405e" officeooo:paragraph-rsid="008f405e"/>
    </style:style>
    <style:style style:name="P115" style:family="paragraph" style:parent-style-name="Standard">
      <style:text-properties officeooo:rsid="008f88e2" officeooo:paragraph-rsid="008f88e2"/>
    </style:style>
    <style:style style:name="P116" style:family="paragraph" style:parent-style-name="Standard">
      <style:text-properties officeooo:rsid="008faff0" officeooo:paragraph-rsid="008faff0"/>
    </style:style>
    <style:style style:name="P117" style:family="paragraph" style:parent-style-name="Standard">
      <style:text-properties officeooo:rsid="008faff0" officeooo:paragraph-rsid="00b52efc"/>
    </style:style>
    <style:style style:name="P118" style:family="paragraph" style:parent-style-name="Standard">
      <style:text-properties fo:font-weight="normal" officeooo:rsid="00952d54" officeooo:paragraph-rsid="00952d54" style:font-weight-asian="normal" style:font-weight-complex="normal"/>
    </style:style>
    <style:style style:name="P119" style:family="paragraph" style:parent-style-name="Standard">
      <style:text-properties fo:font-weight="normal" officeooo:rsid="010d0b48" officeooo:paragraph-rsid="010c8980" style:font-weight-asian="normal" style:font-weight-complex="normal"/>
    </style:style>
    <style:style style:name="P120" style:family="paragraph" style:parent-style-name="Standard">
      <style:text-properties officeooo:paragraph-rsid="0077b040"/>
    </style:style>
    <style:style style:name="P121" style:family="paragraph" style:parent-style-name="Standard">
      <style:text-properties officeooo:rsid="009b0e0e" officeooo:paragraph-rsid="009b56b9"/>
    </style:style>
    <style:style style:name="P122" style:family="paragraph" style:parent-style-name="Standard">
      <style:text-properties officeooo:rsid="0037f993" officeooo:paragraph-rsid="009b56b9"/>
    </style:style>
    <style:style style:name="P123" style:family="paragraph" style:parent-style-name="Standard">
      <style:text-properties officeooo:rsid="009b56b9" officeooo:paragraph-rsid="009b56b9"/>
    </style:style>
    <style:style style:name="P124" style:family="paragraph" style:parent-style-name="Standard">
      <style:text-properties officeooo:paragraph-rsid="009b56b9"/>
    </style:style>
    <style:style style:name="P125" style:family="paragraph" style:parent-style-name="Standard">
      <style:text-properties officeooo:paragraph-rsid="00a0c592"/>
    </style:style>
    <style:style style:name="P126" style:family="paragraph" style:parent-style-name="Standard">
      <style:text-properties officeooo:rsid="00b1ac70" officeooo:paragraph-rsid="00b1ac70"/>
    </style:style>
    <style:style style:name="P127" style:family="paragraph" style:parent-style-name="Standard">
      <style:text-properties officeooo:rsid="00b52efc" officeooo:paragraph-rsid="00b52efc"/>
    </style:style>
    <style:style style:name="P128" style:family="paragraph" style:parent-style-name="Standard">
      <style:text-properties officeooo:rsid="00b7638d" officeooo:paragraph-rsid="00b7638d"/>
    </style:style>
    <style:style style:name="P129" style:family="paragraph" style:parent-style-name="Standard">
      <style:text-properties officeooo:rsid="00bb4f2d" officeooo:paragraph-rsid="00bb4f2d"/>
    </style:style>
    <style:style style:name="P130" style:family="paragraph" style:parent-style-name="Standard">
      <style:text-properties officeooo:rsid="00bb4f2d" officeooo:paragraph-rsid="00bc4efb"/>
    </style:style>
    <style:style style:name="P131" style:family="paragraph" style:parent-style-name="Standard">
      <style:text-properties officeooo:rsid="00bb9a92" officeooo:paragraph-rsid="00bb9a92"/>
    </style:style>
    <style:style style:name="P132" style:family="paragraph" style:parent-style-name="Standard">
      <style:text-properties officeooo:rsid="00bb9a92" officeooo:paragraph-rsid="01b8b8a4"/>
    </style:style>
    <style:style style:name="P133" style:family="paragraph" style:parent-style-name="Standard">
      <style:text-properties officeooo:rsid="00bc4efb" officeooo:paragraph-rsid="00bc4efb"/>
    </style:style>
    <style:style style:name="P134" style:family="paragraph" style:parent-style-name="Standard">
      <style:text-properties officeooo:rsid="00bceae6" officeooo:paragraph-rsid="00bceae6"/>
    </style:style>
    <style:style style:name="P135" style:family="paragraph" style:parent-style-name="Standard">
      <style:text-properties officeooo:rsid="009e131e" officeooo:paragraph-rsid="00a0c592"/>
    </style:style>
    <style:style style:name="P136" style:family="paragraph" style:parent-style-name="Standard">
      <style:text-properties officeooo:rsid="0073d343" officeooo:paragraph-rsid="00996edd"/>
    </style:style>
    <style:style style:name="P137" style:family="paragraph" style:parent-style-name="Standard">
      <style:text-properties officeooo:rsid="010c8980" officeooo:paragraph-rsid="010c8980"/>
    </style:style>
    <style:style style:name="P138" style:family="paragraph" style:parent-style-name="Standard">
      <style:text-properties officeooo:paragraph-rsid="010f293c"/>
    </style:style>
    <style:style style:name="P139" style:family="paragraph" style:parent-style-name="Standard">
      <style:text-properties officeooo:rsid="0111cb01" officeooo:paragraph-rsid="01161c53"/>
    </style:style>
    <style:style style:name="P140" style:family="paragraph" style:parent-style-name="Standard">
      <style:text-properties officeooo:paragraph-rsid="01125f4e"/>
    </style:style>
    <style:style style:name="P141" style:family="paragraph" style:parent-style-name="Standard">
      <style:text-properties officeooo:paragraph-rsid="01150212"/>
    </style:style>
    <style:style style:name="P142" style:family="paragraph" style:parent-style-name="Standard">
      <style:text-properties officeooo:rsid="0123ae78" officeooo:paragraph-rsid="012358a9"/>
    </style:style>
    <style:style style:name="P143" style:family="paragraph" style:parent-style-name="Standard">
      <style:text-properties officeooo:rsid="0089af76" officeooo:paragraph-rsid="012358a9"/>
    </style:style>
    <style:style style:name="P144" style:family="paragraph" style:parent-style-name="Standard">
      <style:text-properties officeooo:rsid="0089af76" officeooo:paragraph-rsid="0188b4e3"/>
    </style:style>
    <style:style style:name="P145" style:family="paragraph" style:parent-style-name="Standard">
      <style:text-properties fo:font-size="11pt" officeooo:rsid="01226fca" officeooo:paragraph-rsid="01226fca" style:font-size-asian="11pt" style:font-size-complex="11pt"/>
    </style:style>
    <style:style style:name="P146" style:family="paragraph" style:parent-style-name="Standard">
      <style:text-properties fo:font-size="11pt" officeooo:rsid="01226fca" officeooo:paragraph-rsid="0186294e" style:font-size-asian="11pt" style:font-size-complex="11pt"/>
    </style:style>
    <style:style style:name="P147" style:family="paragraph" style:parent-style-name="Standard">
      <style:text-properties fo:font-size="11pt" officeooo:rsid="01474d01" officeooo:paragraph-rsid="0186294e" style:font-size-asian="11pt" style:font-size-complex="11pt"/>
    </style:style>
    <style:style style:name="P148" style:family="paragraph" style:parent-style-name="Standard">
      <style:text-properties fo:font-size="11pt" officeooo:rsid="0147f0b5" officeooo:paragraph-rsid="0186294e" style:font-size-asian="11pt" style:font-size-complex="11pt"/>
    </style:style>
    <style:style style:name="P149" style:family="paragraph" style:parent-style-name="Standard">
      <style:text-properties officeooo:paragraph-rsid="0150376c"/>
    </style:style>
    <style:style style:name="P150" style:family="paragraph" style:parent-style-name="Standard">
      <style:text-properties officeooo:rsid="01511b70" officeooo:paragraph-rsid="01511b70"/>
    </style:style>
    <style:style style:name="P151" style:family="paragraph" style:parent-style-name="Standard">
      <style:text-properties officeooo:rsid="015550d0" officeooo:paragraph-rsid="015550d0"/>
    </style:style>
    <style:style style:name="P152" style:family="paragraph" style:parent-style-name="Standard">
      <style:text-properties officeooo:rsid="0158829f" officeooo:paragraph-rsid="015a0894"/>
    </style:style>
    <style:style style:name="P153" style:family="paragraph" style:parent-style-name="Standard">
      <style:text-properties officeooo:rsid="006f7124" officeooo:paragraph-rsid="015e7c77"/>
    </style:style>
    <style:style style:name="P154" style:family="paragraph" style:parent-style-name="Standard">
      <style:text-properties officeooo:paragraph-rsid="007ff658"/>
    </style:style>
    <style:style style:name="P155" style:family="paragraph" style:parent-style-name="Standard">
      <style:text-properties officeooo:rsid="003a0e3e" officeooo:paragraph-rsid="0078c98f"/>
    </style:style>
    <style:style style:name="P156" style:family="paragraph" style:parent-style-name="Standard">
      <style:text-properties officeooo:rsid="00a626fd" officeooo:paragraph-rsid="0186294e"/>
    </style:style>
    <style:style style:name="P157" style:family="paragraph" style:parent-style-name="Standard">
      <style:text-properties officeooo:rsid="007af399" officeooo:paragraph-rsid="015e7c77"/>
    </style:style>
    <style:style style:name="P158" style:family="paragraph" style:parent-style-name="Standard">
      <style:text-properties officeooo:rsid="0026d1a6" officeooo:paragraph-rsid="015faf15"/>
    </style:style>
    <style:style style:name="P159" style:family="paragraph" style:parent-style-name="Standard">
      <style:text-properties officeooo:rsid="01125f4e" officeooo:paragraph-rsid="0176ce72"/>
    </style:style>
    <style:style style:name="P160" style:family="paragraph" style:parent-style-name="Standard">
      <style:text-properties officeooo:rsid="01125f4e" officeooo:paragraph-rsid="0177ff32"/>
    </style:style>
    <style:style style:name="P161" style:family="paragraph" style:parent-style-name="Standard">
      <style:text-properties officeooo:rsid="0176ce72" officeooo:paragraph-rsid="0176f94b"/>
    </style:style>
    <style:style style:name="P162" style:family="paragraph" style:parent-style-name="Standard">
      <style:text-properties officeooo:rsid="0178c442" officeooo:paragraph-rsid="0178c442"/>
    </style:style>
    <style:style style:name="P163" style:family="paragraph" style:parent-style-name="Standard">
      <style:text-properties officeooo:rsid="0179632a" officeooo:paragraph-rsid="017bfedc"/>
    </style:style>
    <style:style style:name="P164" style:family="paragraph" style:parent-style-name="Standard">
      <style:text-properties officeooo:rsid="0179632a" officeooo:paragraph-rsid="017db18b"/>
    </style:style>
    <style:style style:name="P165" style:family="paragraph" style:parent-style-name="Standard">
      <style:text-properties officeooo:rsid="017db18b" officeooo:paragraph-rsid="017db18b"/>
    </style:style>
    <style:style style:name="P166" style:family="paragraph" style:parent-style-name="Standard">
      <style:text-properties officeooo:paragraph-rsid="018030e8"/>
    </style:style>
    <style:style style:name="P167" style:family="paragraph" style:parent-style-name="Standard">
      <style:text-properties officeooo:rsid="01810695" officeooo:paragraph-rsid="01810695"/>
    </style:style>
    <style:style style:name="P168" style:family="paragraph" style:parent-style-name="Standard">
      <style:text-properties officeooo:rsid="0181619c" officeooo:paragraph-rsid="0181619c"/>
    </style:style>
    <style:style style:name="P169" style:family="paragraph" style:parent-style-name="Standard">
      <style:text-properties officeooo:paragraph-rsid="0181619c"/>
    </style:style>
    <style:style style:name="P170" style:family="paragraph" style:parent-style-name="Standard">
      <style:text-properties officeooo:rsid="01276020" officeooo:paragraph-rsid="01846068"/>
    </style:style>
    <style:style style:name="P171" style:family="paragraph" style:parent-style-name="Standard">
      <style:text-properties officeooo:rsid="013b49e9" officeooo:paragraph-rsid="01846068"/>
    </style:style>
    <style:style style:name="P172" style:family="paragraph" style:parent-style-name="Standard">
      <style:text-properties officeooo:rsid="013993d4" officeooo:paragraph-rsid="01846068"/>
    </style:style>
    <style:style style:name="P173" style:family="paragraph" style:parent-style-name="Standard">
      <style:text-properties officeooo:rsid="01853a26" officeooo:paragraph-rsid="01853a26"/>
    </style:style>
    <style:style style:name="P174" style:family="paragraph" style:parent-style-name="Standard">
      <style:text-properties officeooo:rsid="0147f0b5" officeooo:paragraph-rsid="0186294e"/>
    </style:style>
    <style:style style:name="P175" style:family="paragraph" style:parent-style-name="Standard">
      <style:text-properties officeooo:rsid="002c0523" officeooo:paragraph-rsid="0192adad"/>
    </style:style>
    <style:style style:name="P176" style:family="paragraph" style:parent-style-name="Standard">
      <style:text-properties officeooo:rsid="002c0523" officeooo:paragraph-rsid="0194a7af"/>
    </style:style>
    <style:style style:name="P177" style:family="paragraph" style:parent-style-name="Standard">
      <style:text-properties officeooo:rsid="011f5f00" officeooo:paragraph-rsid="0192adad"/>
    </style:style>
    <style:style style:name="P178" style:family="paragraph" style:parent-style-name="Standard">
      <style:text-properties officeooo:rsid="00706f78" officeooo:paragraph-rsid="017db18b"/>
    </style:style>
    <style:style style:name="P179" style:family="paragraph" style:parent-style-name="Standard">
      <style:text-properties officeooo:rsid="017ec8b7" officeooo:paragraph-rsid="017ec8b7"/>
    </style:style>
    <style:style style:name="P180" style:family="paragraph" style:parent-style-name="Standard">
      <style:text-properties officeooo:paragraph-rsid="01b8b8a4"/>
    </style:style>
    <style:style style:name="P181" style:family="paragraph" style:parent-style-name="Standard">
      <style:text-properties officeooo:rsid="008d7593" officeooo:paragraph-rsid="01c6b05a"/>
    </style:style>
    <style:style style:name="P182" style:family="paragraph" style:parent-style-name="Standard" style:list-style-name="L1">
      <style:text-properties officeooo:rsid="0084f3d8" officeooo:paragraph-rsid="0084f3d8"/>
    </style:style>
    <style:style style:name="P183" style:family="paragraph" style:parent-style-name="Standard" style:list-style-name="L2">
      <style:paragraph-properties fo:text-align="start" style:justify-single-word="false"/>
      <style:text-properties officeooo:rsid="0084f3d8" officeooo:paragraph-rsid="01cf9dad"/>
    </style:style>
    <style:style style:name="P184" style:family="paragraph" style:parent-style-name="Standard" style:list-style-name="L1">
      <style:text-properties officeooo:rsid="00878254" officeooo:paragraph-rsid="00878254"/>
    </style:style>
    <style:style style:name="P185" style:family="paragraph" style:parent-style-name="Standard" style:list-style-name="L3">
      <style:text-properties officeooo:rsid="002c0523" officeooo:paragraph-rsid="0192adad"/>
    </style:style>
    <style:style style:name="P186" style:family="paragraph" style:parent-style-name="Standard" style:list-style-name="L4">
      <style:text-properties officeooo:rsid="001f9437" officeooo:paragraph-rsid="011c3494"/>
    </style:style>
    <style:style style:name="P187" style:family="paragraph" style:parent-style-name="Standard" style:list-style-name="L4">
      <style:text-properties officeooo:rsid="001f9437" officeooo:paragraph-rsid="0123ae78"/>
    </style:style>
    <style:style style:name="P188" style:family="paragraph" style:parent-style-name="Standard" style:list-style-name="L4">
      <style:text-properties officeooo:rsid="0023c5ff" officeooo:paragraph-rsid="0124f7c5"/>
    </style:style>
    <style:style style:name="P189" style:family="paragraph" style:parent-style-name="Standard" style:list-style-name="L4">
      <style:text-properties officeooo:rsid="0126a73e" officeooo:paragraph-rsid="018c19fb"/>
    </style:style>
    <style:style style:name="P190" style:family="paragraph" style:parent-style-name="Standard" style:list-style-name="L5"/>
    <style:style style:name="P191" style:family="paragraph" style:parent-style-name="Standard" style:list-style-name="L6">
      <style:text-properties officeooo:rsid="00bc4efb" officeooo:paragraph-rsid="00bc4efb"/>
    </style:style>
    <style:style style:name="P192" style:family="paragraph" style:parent-style-name="Standard" style:list-style-name="L6">
      <style:text-properties officeooo:rsid="00bceae6" officeooo:paragraph-rsid="00bceae6"/>
    </style:style>
    <style:style style:name="P193" style:family="paragraph" style:parent-style-name="Standard" style:list-style-name="L6">
      <style:text-properties officeooo:rsid="00be7bdb" officeooo:paragraph-rsid="00c047ab"/>
    </style:style>
    <style:style style:name="P194" style:family="paragraph" style:parent-style-name="Standard" style:list-style-name="L6">
      <style:text-properties officeooo:rsid="00be7bdb" officeooo:paragraph-rsid="00be7bdb"/>
    </style:style>
    <style:style style:name="P195" style:family="paragraph" style:parent-style-name="Standard" style:list-style-name="L7"/>
    <style:style style:name="P196" style:family="paragraph" style:parent-style-name="Standard" style:list-style-name="L9"/>
    <style:style style:name="P197" style:family="paragraph" style:parent-style-name="Standard">
      <style:paragraph-properties fo:text-align="start" style:justify-single-word="false"/>
      <style:text-properties officeooo:paragraph-rsid="00996edd"/>
    </style:style>
    <style:style style:name="P198" style:family="paragraph" style:parent-style-name="Standard">
      <style:text-properties officeooo:rsid="0158829f" officeooo:paragraph-rsid="015a0894"/>
    </style:style>
    <style:style style:name="P199" style:family="paragraph" style:parent-style-name="Standard">
      <style:paragraph-properties fo:margin-left="0in" fo:margin-right="0in" fo:text-indent="0in" style:auto-text-indent="false"/>
      <style:text-properties fo:font-weight="normal" officeooo:rsid="00333b6e" officeooo:paragraph-rsid="015faf15" style:font-weight-asian="normal" style:font-weight-complex="normal"/>
    </style:style>
    <style:style style:name="P200" style:family="paragraph" style:parent-style-name="Text_20_body" style:list-style-name="L5">
      <style:text-properties officeooo:rsid="00b9a7ab" officeooo:paragraph-rsid="00b9a7ab"/>
    </style:style>
    <style:style style:name="P201" style:family="paragraph" style:parent-style-name="Text_20_body" style:list-style-name="L8"/>
    <style:style style:name="P202" style:family="paragraph" style:parent-style-name="Text_20_body" style:list-style-name="L5">
      <style:paragraph-properties fo:margin-top="0in" fo:margin-bottom="0in" loext:contextual-spacing="false" style:writing-mode="page"/>
      <style:text-properties officeooo:paragraph-rsid="00b9a7ab"/>
    </style:style>
    <style:style style:name="P203" style:family="paragraph" style:parent-style-name="Heading_20_3">
      <style:text-properties officeooo:paragraph-rsid="009b0e0e"/>
    </style:style>
    <style:style style:name="P204" style:family="paragraph" style:parent-style-name="Heading_20_2">
      <style:paragraph-properties fo:text-align="center" style:justify-single-word="false"/>
    </style:style>
    <style:style style:name="P205" style:family="paragraph" style:parent-style-name="Heading_20_4">
      <style:text-properties officeooo:paragraph-rsid="017db18b"/>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fo:font-weight="bold" officeooo:rsid="00bb4f2d" style:font-weight-asian="bold" style:font-weight-complex="bold"/>
    </style:style>
    <style:style style:name="T65" style:family="text">
      <style:text-properties fo:font-weight="bold" officeooo:rsid="00bb9a92" style:font-weight-asian="bold" style:font-weight-complex="bold"/>
    </style:style>
    <style:style style:name="T66" style:family="text">
      <style:text-properties fo:font-weight="bold" officeooo:rsid="00bceae6" style:font-weight-asian="bold" style:font-weight-complex="bold"/>
    </style:style>
    <style:style style:name="T67" style:family="text">
      <style:text-properties fo:font-weight="bold" officeooo:rsid="00eba38b" style:font-weight-asian="bold" style:font-weight-complex="bold"/>
    </style:style>
    <style:style style:name="T68" style:family="text">
      <style:text-properties fo:font-weight="bold" officeooo:rsid="00ace353" style:font-weight-asian="bold" style:font-weight-complex="bold"/>
    </style:style>
    <style:style style:name="T69" style:family="text">
      <style:text-properties fo:font-weight="bold" officeooo:rsid="01c5bf55" style:font-weight-asian="bold" style:font-weight-complex="bold"/>
    </style:style>
    <style:style style:name="T70" style:family="text">
      <style:text-properties fo:font-weight="bold" officeooo:rsid="01c91727" style:font-weight-asian="bold" style:font-weight-complex="bold"/>
    </style:style>
    <style:style style:name="T71" style:family="text">
      <style:text-properties fo:font-weight="bold" officeooo:rsid="01070b5f" style:font-weight-asian="bold" style:font-weight-complex="bold"/>
    </style:style>
    <style:style style:name="T72" style:family="text">
      <style:text-properties fo:font-weight="bold" officeooo:rsid="01c95d3e" style:font-weight-asian="bold" style:font-weight-complex="bold"/>
    </style:style>
    <style:style style:name="T73" style:family="text">
      <style:text-properties fo:font-weight="bold" officeooo:rsid="01cc0183" style:font-weight-asian="bold" style:font-weight-complex="bold"/>
    </style:style>
    <style:style style:name="T74" style:family="text">
      <style:text-properties fo:font-weight="bold" officeooo:rsid="01cf9dad" style:font-weight-asian="bold" style:font-weight-complex="bold"/>
    </style:style>
    <style:style style:name="T75" style:family="text">
      <style:text-properties fo:font-weight="bold" officeooo:rsid="0035bee7" style:font-weight-asian="bold" style:font-weight-complex="bold"/>
    </style:style>
    <style:style style:name="T76" style:family="text">
      <style:text-properties officeooo:rsid="0023c5ff"/>
    </style:style>
    <style:style style:name="T77" style:family="text">
      <style:text-properties officeooo:rsid="0025aff7"/>
    </style:style>
    <style:style style:name="T78" style:family="text">
      <style:text-properties officeooo:rsid="0026d1a6"/>
    </style:style>
    <style:style style:name="T79" style:family="text">
      <style:text-properties officeooo:rsid="002882de"/>
    </style:style>
    <style:style style:name="T80" style:family="text">
      <style:text-properties officeooo:rsid="0029223a"/>
    </style:style>
    <style:style style:name="T81" style:family="text">
      <style:text-properties style:text-underline-style="solid" style:text-underline-width="auto" style:text-underline-color="font-color" fo:font-weight="bold" officeooo:rsid="002a4940" style:font-weight-asian="bold" style:font-weight-complex="bold"/>
    </style:style>
    <style:style style:name="T82" style:family="text">
      <style:text-properties officeooo:rsid="002c0523"/>
    </style:style>
    <style:style style:name="T83" style:family="text">
      <style:text-properties officeooo:rsid="002cdd30"/>
    </style:style>
    <style:style style:name="T84" style:family="text">
      <style:text-properties officeooo:rsid="0031d7fa"/>
    </style:style>
    <style:style style:name="T85" style:family="text">
      <style:text-properties officeooo:rsid="00333b6e"/>
    </style:style>
    <style:style style:name="T86" style:family="text">
      <style:text-properties fo:font-weight="normal" style:font-weight-asian="normal" style:font-weight-complex="normal"/>
    </style:style>
    <style:style style:name="T87" style:family="text">
      <style:text-properties fo:font-weight="normal" officeooo:rsid="00333b6e" style:font-weight-asian="normal" style:font-weight-complex="normal"/>
    </style:style>
    <style:style style:name="T88" style:family="text">
      <style:text-properties fo:font-weight="normal" officeooo:rsid="005ccefb" style:font-weight-asian="normal" style:font-weight-complex="normal"/>
    </style:style>
    <style:style style:name="T89" style:family="text">
      <style:text-properties fo:font-weight="normal" officeooo:rsid="005e1f04" style:font-weight-asian="normal" style:font-weight-complex="normal"/>
    </style:style>
    <style:style style:name="T90" style:family="text">
      <style:text-properties fo:font-weight="normal" officeooo:rsid="00952d54" style:font-weight-asian="normal" style:font-weight-complex="normal"/>
    </style:style>
    <style:style style:name="T91" style:family="text">
      <style:text-properties fo:font-weight="normal" officeooo:rsid="00955be2" style:font-weight-asian="normal" style:font-weight-complex="normal"/>
    </style:style>
    <style:style style:name="T92" style:family="text">
      <style:text-properties fo:font-weight="normal" officeooo:rsid="00967af8" style:font-weight-asian="normal" style:font-weight-complex="normal"/>
    </style:style>
    <style:style style:name="T93" style:family="text">
      <style:text-properties fo:font-weight="normal" officeooo:rsid="00969b49" style:font-weight-asian="normal" style:font-weight-complex="normal"/>
    </style:style>
    <style:style style:name="T94" style:family="text">
      <style:text-properties fo:font-weight="normal" officeooo:rsid="00bceae6" style:font-weight-asian="normal" style:font-weight-complex="normal"/>
    </style:style>
    <style:style style:name="T95" style:family="text">
      <style:text-properties fo:font-weight="normal" officeooo:rsid="00c184f0" style:font-weight-asian="normal" style:font-weight-complex="normal"/>
    </style:style>
    <style:style style:name="T96" style:family="text">
      <style:text-properties fo:font-weight="normal" officeooo:rsid="00d62e20" style:font-weight-asian="normal" style:font-weight-complex="normal"/>
    </style:style>
    <style:style style:name="T97" style:family="text">
      <style:text-properties fo:font-weight="normal" officeooo:rsid="00d8625b" style:font-weight-asian="normal" style:font-weight-complex="normal"/>
    </style:style>
    <style:style style:name="T98" style:family="text">
      <style:text-properties fo:font-weight="normal" officeooo:rsid="00ce2407" style:font-weight-asian="normal" style:font-weight-complex="normal"/>
    </style:style>
    <style:style style:name="T99" style:family="text">
      <style:text-properties fo:font-weight="normal" officeooo:rsid="00d95d2e" style:font-weight-asian="normal" style:font-weight-complex="normal"/>
    </style:style>
    <style:style style:name="T100" style:family="text">
      <style:text-properties fo:font-weight="normal" officeooo:rsid="00daef30" style:font-weight-asian="normal" style:font-weight-complex="normal"/>
    </style:style>
    <style:style style:name="T101" style:family="text">
      <style:text-properties fo:font-weight="normal" officeooo:rsid="00d3b086" style:font-weight-asian="normal" style:font-weight-complex="normal"/>
    </style:style>
    <style:style style:name="T102" style:family="text">
      <style:text-properties fo:font-weight="normal" officeooo:rsid="00c7da53" style:font-weight-asian="normal" style:font-weight-complex="normal"/>
    </style:style>
    <style:style style:name="T103" style:family="text">
      <style:text-properties fo:font-weight="normal" officeooo:rsid="00dd25a6" style:font-weight-asian="normal" style:font-weight-complex="normal"/>
    </style:style>
    <style:style style:name="T104" style:family="text">
      <style:text-properties fo:font-weight="normal" officeooo:rsid="00d4cbdd" style:font-weight-asian="normal" style:font-weight-complex="normal"/>
    </style:style>
    <style:style style:name="T105" style:family="text">
      <style:text-properties fo:font-weight="normal" officeooo:rsid="00c93848" style:font-weight-asian="normal" style:font-weight-complex="normal"/>
    </style:style>
    <style:style style:name="T106" style:family="text">
      <style:text-properties fo:font-weight="normal" officeooo:rsid="00deed88" style:font-weight-asian="normal" style:font-weight-complex="normal"/>
    </style:style>
    <style:style style:name="T107" style:family="text">
      <style:text-properties fo:font-weight="normal" officeooo:rsid="00dfe57a" style:font-weight-asian="normal" style:font-weight-complex="normal"/>
    </style:style>
    <style:style style:name="T108" style:family="text">
      <style:text-properties fo:font-weight="normal" officeooo:rsid="00e0d3c8" style:font-weight-asian="normal" style:font-weight-complex="normal"/>
    </style:style>
    <style:style style:name="T109" style:family="text">
      <style:text-properties fo:font-weight="normal" officeooo:rsid="00e1a2ba" style:font-weight-asian="normal" style:font-weight-complex="normal"/>
    </style:style>
    <style:style style:name="T110" style:family="text">
      <style:text-properties fo:font-weight="normal" officeooo:rsid="00ef01f0" style:font-weight-asian="normal" style:font-weight-complex="normal"/>
    </style:style>
    <style:style style:name="T111" style:family="text">
      <style:text-properties fo:font-weight="normal" officeooo:rsid="0101d66f" style:font-weight-asian="normal" style:font-weight-complex="normal"/>
    </style:style>
    <style:style style:name="T112" style:family="text">
      <style:text-properties fo:font-weight="normal" officeooo:rsid="0107b592" style:font-weight-asian="normal" style:font-weight-complex="normal"/>
    </style:style>
    <style:style style:name="T113" style:family="text">
      <style:text-properties fo:font-weight="normal" officeooo:rsid="0107dbd0" style:font-weight-asian="normal" style:font-weight-complex="normal"/>
    </style:style>
    <style:style style:name="T114" style:family="text">
      <style:text-properties fo:font-weight="normal" officeooo:rsid="0107ea4c" style:font-weight-asian="normal" style:font-weight-complex="normal"/>
    </style:style>
    <style:style style:name="T115" style:family="text">
      <style:text-properties fo:font-weight="normal" officeooo:rsid="0069d3a7" style:font-weight-asian="normal" style:font-weight-complex="normal"/>
    </style:style>
    <style:style style:name="T116" style:family="text">
      <style:text-properties fo:font-weight="normal" officeooo:rsid="010c73a3" style:font-weight-asian="normal" style:font-weight-complex="normal"/>
    </style:style>
    <style:style style:name="T117" style:family="text">
      <style:text-properties fo:font-weight="normal" officeooo:rsid="010d0b48" style:font-weight-asian="normal" style:font-weight-complex="normal"/>
    </style:style>
    <style:style style:name="T118" style:family="text">
      <style:text-properties fo:font-weight="normal" officeooo:rsid="015e19b0" style:font-weight-asian="normal" style:font-weight-complex="normal"/>
    </style:style>
    <style:style style:name="T119" style:family="text">
      <style:text-properties fo:font-weight="normal" officeooo:rsid="016eef3b" style:font-weight-asian="normal" style:font-weight-complex="normal"/>
    </style:style>
    <style:style style:name="T120" style:family="text">
      <style:text-properties fo:font-weight="normal" officeooo:rsid="0178c442" style:font-weight-asian="normal" style:font-weight-complex="normal"/>
    </style:style>
    <style:style style:name="T121" style:family="text">
      <style:text-properties fo:font-weight="normal" officeooo:rsid="0198dc26" style:font-weight-asian="normal" style:font-weight-complex="normal"/>
    </style:style>
    <style:style style:name="T122" style:family="text">
      <style:text-properties fo:font-weight="normal" officeooo:rsid="00bb9a92" style:font-weight-asian="normal" style:font-weight-complex="normal"/>
    </style:style>
    <style:style style:name="T123" style:family="text">
      <style:text-properties fo:font-weight="normal" officeooo:rsid="01af0f46" style:font-weight-asian="normal" style:font-weight-complex="normal"/>
    </style:style>
    <style:style style:name="T124" style:family="text">
      <style:text-properties fo:font-weight="normal" officeooo:rsid="01c6b05a" style:font-weight-asian="normal" style:font-weight-complex="normal"/>
    </style:style>
    <style:style style:name="T125" style:family="text">
      <style:text-properties officeooo:rsid="0033faa9"/>
    </style:style>
    <style:style style:name="T126" style:family="text">
      <style:text-properties officeooo:rsid="00389ec7"/>
    </style:style>
    <style:style style:name="T127" style:family="text">
      <style:text-properties officeooo:rsid="003b5dae"/>
    </style:style>
    <style:style style:name="T128" style:family="text">
      <style:text-properties officeooo:rsid="003ef2fa"/>
    </style:style>
    <style:style style:name="T129" style:family="text">
      <style:text-properties officeooo:rsid="0043871a"/>
    </style:style>
    <style:style style:name="T130" style:family="text">
      <style:text-properties officeooo:rsid="0044263b"/>
    </style:style>
    <style:style style:name="T131" style:family="text">
      <style:text-properties officeooo:rsid="004f26ba"/>
    </style:style>
    <style:style style:name="T132" style:family="text">
      <style:text-properties officeooo:rsid="00555046"/>
    </style:style>
    <style:style style:name="T133" style:family="text">
      <style:text-properties officeooo:rsid="0066d497"/>
    </style:style>
    <style:style style:name="T134" style:family="text">
      <style:text-properties officeooo:rsid="0068796c"/>
    </style:style>
    <style:style style:name="T135" style:family="text">
      <style:text-properties officeooo:rsid="0069d3a7"/>
    </style:style>
    <style:style style:name="T136" style:family="text">
      <style:text-properties officeooo:rsid="006d0246"/>
    </style:style>
    <style:style style:name="T137" style:family="text">
      <style:text-properties officeooo:rsid="006f368a"/>
    </style:style>
    <style:style style:name="T138" style:family="text">
      <style:text-properties officeooo:rsid="0075b653"/>
    </style:style>
    <style:style style:name="T139" style:family="text">
      <style:text-properties officeooo:rsid="0078c98f"/>
    </style:style>
    <style:style style:name="T140" style:family="text">
      <style:text-properties officeooo:rsid="007af399"/>
    </style:style>
    <style:style style:name="T141" style:family="text">
      <style:text-properties officeooo:rsid="007ccbce"/>
    </style:style>
    <style:style style:name="T142" style:family="text">
      <style:text-properties officeooo:rsid="007d1e68"/>
    </style:style>
    <style:style style:name="T143" style:family="text">
      <style:text-properties officeooo:rsid="007ff658"/>
    </style:style>
    <style:style style:name="T144" style:family="text">
      <style:text-properties officeooo:rsid="001d8868"/>
    </style:style>
    <style:style style:name="T145" style:family="text">
      <style:text-properties officeooo:rsid="004067d0"/>
    </style:style>
    <style:style style:name="T146" style:family="text">
      <style:text-properties officeooo:rsid="0083c521"/>
    </style:style>
    <style:style style:name="T147" style:family="text">
      <style:text-properties officeooo:rsid="0086c8ee"/>
    </style:style>
    <style:style style:name="T148" style:family="text">
      <style:text-properties officeooo:rsid="00878254"/>
    </style:style>
    <style:style style:name="T149" style:family="text">
      <style:text-properties officeooo:rsid="008d7593"/>
    </style:style>
    <style:style style:name="T150" style:family="text">
      <style:text-properties officeooo:rsid="008faff0"/>
    </style:style>
    <style:style style:name="T151" style:family="text">
      <style:text-properties officeooo:rsid="0091028e"/>
    </style:style>
    <style:style style:name="T152" style:family="text">
      <style:text-properties officeooo:rsid="0092d035"/>
    </style:style>
    <style:style style:name="T153" style:family="text">
      <style:text-properties officeooo:rsid="00996edd"/>
    </style:style>
    <style:style style:name="T154" style:family="text">
      <style:text-properties officeooo:rsid="00a0c592"/>
    </style:style>
    <style:style style:name="T155" style:family="text">
      <style:text-properties officeooo:rsid="00a2bd74"/>
    </style:style>
    <style:style style:name="T156" style:family="text">
      <style:text-properties officeooo:rsid="00a457e6"/>
    </style:style>
    <style:style style:name="T157" style:family="text">
      <style:text-properties officeooo:rsid="00a626fd"/>
    </style:style>
    <style:style style:name="T158" style:family="text">
      <style:text-properties officeooo:rsid="00abb62a"/>
    </style:style>
    <style:style style:name="T159" style:family="text">
      <style:text-properties officeooo:rsid="00afab37"/>
    </style:style>
    <style:style style:name="T160" style:family="text">
      <style:text-properties officeooo:rsid="00b3398b"/>
    </style:style>
    <style:style style:name="T161" style:family="text">
      <style:text-properties officeooo:rsid="00b4f5bf"/>
    </style:style>
    <style:style style:name="T162" style:family="text">
      <style:text-properties officeooo:rsid="00b52efc"/>
    </style:style>
    <style:style style:name="T163" style:family="text">
      <style:text-properties officeooo:rsid="00b68bb5"/>
    </style:style>
    <style:style style:name="T164" style:family="text">
      <style:text-properties officeooo:rsid="00b7638d"/>
    </style:style>
    <style:style style:name="T165" style:family="text">
      <style:text-properties officeooo:rsid="00b9a7ab"/>
    </style:style>
    <style:style style:name="T166" style:family="text">
      <style:text-properties officeooo:rsid="00bb4f2d"/>
    </style:style>
    <style:style style:name="T167" style:family="text">
      <style:text-properties officeooo:rsid="00c047ab"/>
    </style:style>
    <style:style style:name="T168" style:family="text">
      <style:text-properties officeooo:rsid="00c263cd"/>
    </style:style>
    <style:style style:name="T169" style:family="text">
      <style:text-properties officeooo:rsid="00c30799"/>
    </style:style>
    <style:style style:name="T170" style:family="text">
      <style:text-properties officeooo:rsid="00c48ee1"/>
    </style:style>
    <style:style style:name="T171" style:family="text">
      <style:text-properties officeooo:rsid="00c7da53"/>
    </style:style>
    <style:style style:name="T172" style:family="text">
      <style:text-properties officeooo:rsid="00c93848"/>
    </style:style>
    <style:style style:name="T173" style:family="text">
      <style:text-properties officeooo:rsid="00ce2407"/>
    </style:style>
    <style:style style:name="T174" style:family="text">
      <style:text-properties officeooo:rsid="00d29603"/>
    </style:style>
    <style:style style:name="T175" style:family="text">
      <style:text-properties officeooo:rsid="00d3b086"/>
    </style:style>
    <style:style style:name="T176" style:family="text">
      <style:text-properties officeooo:rsid="00d4cbdd"/>
    </style:style>
    <style:style style:name="T177" style:family="text">
      <style:text-properties officeooo:rsid="00d7d9b6"/>
    </style:style>
    <style:style style:name="T178" style:family="text">
      <style:text-properties officeooo:rsid="00d8625b"/>
    </style:style>
    <style:style style:name="T179" style:family="text">
      <style:text-properties officeooo:rsid="00d95d2e"/>
    </style:style>
    <style:style style:name="T180" style:family="text">
      <style:text-properties officeooo:rsid="00dd25a6"/>
    </style:style>
    <style:style style:name="T181" style:family="text">
      <style:text-properties officeooo:rsid="00e1a2ba"/>
    </style:style>
    <style:style style:name="T182" style:family="text">
      <style:text-properties officeooo:rsid="00e6543e"/>
    </style:style>
    <style:style style:name="T183" style:family="text">
      <style:text-properties officeooo:rsid="00e872d5"/>
    </style:style>
    <style:style style:name="T184" style:family="text">
      <style:text-properties officeooo:rsid="00e94232"/>
    </style:style>
    <style:style style:name="T185" style:family="text">
      <style:text-properties officeooo:rsid="00eafd05"/>
    </style:style>
    <style:style style:name="T186" style:family="text">
      <style:text-properties officeooo:rsid="00eba38b"/>
    </style:style>
    <style:style style:name="T187" style:family="text">
      <style:text-properties officeooo:rsid="00ee1fbe"/>
    </style:style>
    <style:style style:name="T188" style:family="text">
      <style:text-properties officeooo:rsid="00ef01f0"/>
    </style:style>
    <style:style style:name="T189" style:family="text">
      <style:text-properties officeooo:rsid="00f0949f"/>
    </style:style>
    <style:style style:name="T190" style:family="text">
      <style:text-properties officeooo:rsid="00f1a3c5"/>
    </style:style>
    <style:style style:name="T191" style:family="text">
      <style:text-properties officeooo:rsid="00f382fe"/>
    </style:style>
    <style:style style:name="T192" style:family="text">
      <style:text-properties officeooo:rsid="00f4e423"/>
    </style:style>
    <style:style style:name="T193" style:family="text">
      <style:text-properties officeooo:rsid="00f93f7e"/>
    </style:style>
    <style:style style:name="T194" style:family="text">
      <style:text-properties officeooo:rsid="00fa6f8a"/>
    </style:style>
    <style:style style:name="T195" style:family="text">
      <style:text-properties officeooo:rsid="00fbfb3e"/>
    </style:style>
    <style:style style:name="T196" style:family="text">
      <style:text-properties officeooo:rsid="00fe0b3d"/>
    </style:style>
    <style:style style:name="T197" style:family="text">
      <style:text-properties officeooo:rsid="00fe118c"/>
    </style:style>
    <style:style style:name="T198" style:family="text">
      <style:text-properties officeooo:rsid="0101d66f"/>
    </style:style>
    <style:style style:name="T199" style:family="text">
      <style:text-properties officeooo:rsid="0101f468"/>
    </style:style>
    <style:style style:name="T200" style:family="text">
      <style:text-properties officeooo:rsid="0103e9b1"/>
    </style:style>
    <style:style style:name="T201" style:family="text">
      <style:text-properties officeooo:rsid="01070b5f"/>
    </style:style>
    <style:style style:name="T202" style:family="text">
      <style:text-properties officeooo:rsid="0107b592"/>
    </style:style>
    <style:style style:name="T203" style:family="text">
      <style:text-properties officeooo:rsid="0107dbd0"/>
    </style:style>
    <style:style style:name="T204" style:family="text">
      <style:text-properties officeooo:rsid="010d0b48"/>
    </style:style>
    <style:style style:name="T205" style:family="text">
      <style:text-properties officeooo:rsid="010f293c"/>
    </style:style>
    <style:style style:name="T206" style:family="text">
      <style:text-properties officeooo:rsid="010f35a9"/>
    </style:style>
    <style:style style:name="T207" style:family="text">
      <style:text-properties officeooo:rsid="0111cb01"/>
    </style:style>
    <style:style style:name="T208" style:family="text">
      <style:text-properties officeooo:rsid="01150212"/>
    </style:style>
    <style:style style:name="T209" style:family="text">
      <style:text-properties officeooo:rsid="01161c53"/>
    </style:style>
    <style:style style:name="T210" style:family="text">
      <style:text-properties officeooo:rsid="011851c7"/>
    </style:style>
    <style:style style:name="T211" style:family="text">
      <style:text-properties officeooo:rsid="011c153f"/>
    </style:style>
    <style:style style:name="T212" style:family="text">
      <style:text-properties officeooo:rsid="011f5f00"/>
    </style:style>
    <style:style style:name="T213" style:family="text">
      <style:text-properties officeooo:rsid="012435ca"/>
    </style:style>
    <style:style style:name="T214" style:family="text">
      <style:text-properties officeooo:rsid="0124f7c5"/>
    </style:style>
    <style:style style:name="T215" style:family="text">
      <style:text-properties officeooo:rsid="0126a73e"/>
    </style:style>
    <style:style style:name="T216" style:family="text">
      <style:text-properties fo:font-size="10pt" style:font-size-asian="10pt" style:font-size-complex="10pt"/>
    </style:style>
    <style:style style:name="T217" style:family="text">
      <style:text-properties officeooo:rsid="013b49e9"/>
    </style:style>
    <style:style style:name="T218" style:family="text">
      <style:text-properties officeooo:rsid="01434f89"/>
    </style:style>
    <style:style style:name="T219" style:family="text">
      <style:text-properties officeooo:rsid="0144f0fc"/>
    </style:style>
    <style:style style:name="T220" style:family="text">
      <style:text-properties officeooo:rsid="01474d01"/>
    </style:style>
    <style:style style:name="T221" style:family="text">
      <style:text-properties officeooo:rsid="0147f0b5"/>
    </style:style>
    <style:style style:name="T222" style:family="text">
      <style:text-properties officeooo:rsid="014ee7c2"/>
    </style:style>
    <style:style style:name="T223" style:family="text">
      <style:text-properties officeooo:rsid="015a0894"/>
    </style:style>
    <style:style style:name="T224" style:family="text">
      <style:text-properties officeooo:rsid="015bb694"/>
    </style:style>
    <style:style style:name="T225" style:family="text">
      <style:text-properties officeooo:rsid="015bf198"/>
    </style:style>
    <style:style style:name="T226" style:family="text">
      <style:text-properties officeooo:rsid="015cea94"/>
    </style:style>
    <style:style style:name="T227" style:family="text">
      <style:text-properties officeooo:rsid="015e7c77"/>
    </style:style>
    <style:style style:name="T228" style:family="text">
      <style:text-properties officeooo:rsid="015faf15"/>
    </style:style>
    <style:style style:name="T229" style:family="text">
      <style:text-properties fo:color="#ff0000" fo:font-size="18pt" style:font-size-asian="18pt" style:font-size-complex="18pt"/>
    </style:style>
    <style:style style:name="T230" style:family="text">
      <style:text-properties fo:color="#ff0000" fo:font-size="18pt" officeooo:rsid="00e872d5" style:font-size-asian="18pt" style:font-size-complex="18pt"/>
    </style:style>
    <style:style style:name="T231" style:family="text">
      <style:text-properties fo:color="#ff0000" fo:font-size="18pt" officeooo:rsid="00ea64ed" style:font-size-asian="18pt" style:font-size-complex="18pt"/>
    </style:style>
    <style:style style:name="T232" style:family="text">
      <style:text-properties fo:color="#ff0000" fo:font-size="18pt" officeooo:rsid="01cd3993" style:font-size-asian="18pt" style:font-size-complex="18pt"/>
    </style:style>
    <style:style style:name="T233" style:family="text">
      <style:text-properties officeooo:rsid="0164a93c"/>
    </style:style>
    <style:style style:name="T234" style:family="text">
      <style:text-properties officeooo:rsid="016aa162"/>
    </style:style>
    <style:style style:name="T235" style:family="text">
      <style:text-properties officeooo:rsid="016bbe90"/>
    </style:style>
    <style:style style:name="T236" style:family="text">
      <style:text-properties officeooo:rsid="016c0027"/>
    </style:style>
    <style:style style:name="T237" style:family="text">
      <style:text-properties officeooo:rsid="0171674f"/>
    </style:style>
    <style:style style:name="T238" style:family="text">
      <style:text-properties officeooo:rsid="017401b7"/>
    </style:style>
    <style:style style:name="T239" style:family="text">
      <style:text-properties officeooo:rsid="0175ceb8"/>
    </style:style>
    <style:style style:name="T240" style:family="text">
      <style:text-properties officeooo:rsid="0175d8d3"/>
    </style:style>
    <style:style style:name="T241" style:family="text">
      <style:text-properties officeooo:rsid="0176f94b"/>
    </style:style>
    <style:style style:name="T242" style:family="text">
      <style:text-properties officeooo:rsid="017b120e"/>
    </style:style>
    <style:style style:name="T243" style:family="text">
      <style:text-properties officeooo:rsid="017b8df6"/>
    </style:style>
    <style:style style:name="T244" style:family="text">
      <style:text-properties officeooo:rsid="017bfedc"/>
    </style:style>
    <style:style style:name="T245" style:family="text">
      <style:text-properties officeooo:rsid="00706f78"/>
    </style:style>
    <style:style style:name="T246" style:family="text">
      <style:text-properties officeooo:rsid="017db18b"/>
    </style:style>
    <style:style style:name="T247" style:family="text">
      <style:text-properties officeooo:rsid="017ec8b7"/>
    </style:style>
    <style:style style:name="T248" style:family="text">
      <style:text-properties officeooo:rsid="0181619c"/>
    </style:style>
    <style:style style:name="T249" style:family="text">
      <style:text-properties officeooo:rsid="01822ef0"/>
    </style:style>
    <style:style style:name="T250" style:family="text">
      <style:text-properties officeooo:rsid="0182c77a"/>
    </style:style>
    <style:style style:name="T251" style:family="text">
      <style:text-properties officeooo:rsid="01853a26"/>
    </style:style>
    <style:style style:name="T252" style:family="text">
      <style:text-properties officeooo:rsid="0186294e"/>
    </style:style>
    <style:style style:name="T253" style:family="text">
      <style:text-properties officeooo:rsid="0188b4e3"/>
    </style:style>
    <style:style style:name="T254" style:family="text">
      <style:text-properties officeooo:rsid="018bfde3"/>
    </style:style>
    <style:style style:name="T255" style:family="text">
      <style:text-properties officeooo:rsid="018c19fb"/>
    </style:style>
    <style:style style:name="T256" style:family="text">
      <style:text-properties officeooo:rsid="0190090e"/>
    </style:style>
    <style:style style:name="T257" style:family="text">
      <style:text-properties officeooo:rsid="0194a7af"/>
    </style:style>
    <style:style style:name="T258" style:family="text">
      <style:text-properties officeooo:rsid="01954156"/>
    </style:style>
    <style:style style:name="T259" style:family="text">
      <style:text-properties officeooo:rsid="0196e4f2"/>
    </style:style>
    <style:style style:name="T260" style:family="text">
      <style:text-properties officeooo:rsid="01982a6f"/>
    </style:style>
    <style:style style:name="T261" style:family="text">
      <style:text-properties officeooo:rsid="0199b732"/>
    </style:style>
    <style:style style:name="T262" style:family="text">
      <style:text-properties fo:font-style="italic" style:font-style-asian="italic" style:font-style-complex="italic"/>
    </style:style>
    <style:style style:name="T263" style:family="text">
      <style:text-properties fo:font-style="italic" officeooo:rsid="00ee1fbe" style:font-style-asian="italic" style:font-style-complex="italic"/>
    </style:style>
    <style:style style:name="T264" style:family="text">
      <style:text-properties fo:font-style="italic" fo:font-weight="normal" officeooo:rsid="005ccefb" style:font-style-asian="italic" style:font-weight-asian="normal" style:font-style-complex="italic" style:font-weight-complex="normal"/>
    </style:style>
    <style:style style:name="T265" style:family="text">
      <style:text-properties fo:font-style="italic" fo:font-weight="normal" officeooo:rsid="005e1f04" style:font-style-asian="italic" style:font-weight-asian="normal" style:font-style-complex="italic" style:font-weight-complex="normal"/>
    </style:style>
    <style:style style:name="T266" style:family="text">
      <style:text-properties officeooo:rsid="01a3139f"/>
    </style:style>
    <style:style style:name="T267" style:family="text">
      <style:text-properties officeooo:rsid="01ae2d80"/>
    </style:style>
    <style:style style:name="T268" style:family="text">
      <style:text-properties officeooo:rsid="01b3de34"/>
    </style:style>
    <style:style style:name="T269" style:family="text">
      <style:text-properties officeooo:rsid="01add68c"/>
    </style:style>
    <style:style style:name="T270" style:family="text">
      <style:text-properties officeooo:rsid="00bb9a92"/>
    </style:style>
    <style:style style:name="T271" style:family="text">
      <style:text-properties officeooo:rsid="01b8b8a4"/>
    </style:style>
    <style:style style:name="T272" style:family="text">
      <style:text-properties officeooo:rsid="01ba98b2"/>
    </style:style>
    <style:style style:name="T273" style:family="text">
      <style:text-properties officeooo:rsid="01b7c343"/>
    </style:style>
    <style:style style:name="T274" style:family="text">
      <style:text-properties officeooo:rsid="01c6b05a"/>
    </style:style>
    <style:style style:name="T275" style:family="text">
      <style:text-properties officeooo:rsid="016913a1"/>
    </style:style>
    <style:style style:name="T276" style:family="text">
      <style:text-properties officeooo:rsid="01c701d3"/>
    </style:style>
    <style:style style:name="T277" style:family="text">
      <style:text-properties officeooo:rsid="01c91727"/>
    </style:style>
    <style:style style:name="T278" style:family="text">
      <style:text-properties officeooo:rsid="01c95d3e"/>
    </style:style>
    <style:style style:name="T279" style:family="text">
      <style:text-properties officeooo:rsid="01cc0183"/>
    </style:style>
    <style:style style:name="T280" style:family="text">
      <style:text-properties officeooo:rsid="01cd3993"/>
    </style:style>
    <style:style style:name="T281" style:family="text">
      <style:text-properties officeooo:rsid="01cda2be"/>
    </style:style>
    <style:style style:name="T282" style:family="text">
      <style:text-properties officeooo:rsid="01cdf8b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4" text:outline-level="2"><text:span text:style-name="T267">How to install</text:span> <text:span text:style-name="T133">Wasta Linux</text:span> totally replacing Windows<text:line-break/>by Bill Martin (<text:span text:style-name="T138">revised </text:span><text:span text:style-name="T138"><text:modification-date style:data-style-name="N81">28. August 2017</text:modification-date></text:span>)</text:h>
      <text:p text:style-name="P80"/>
      <text:p text:style-name="P74"><text:span text:style-name="T3">Important Note: These instructions tell how to </text:span><text:span text:style-name="T81">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text:span><text:a xlink:type="simple" xlink:href="#Step 8 Removing Windows partitions and creating Linux partitions" text:style-name="Internet_20_link" text:visited-style-name="Visited_20_Internet_20_Link"><text:span text:style-name="T3">Step </text:span></text:a><text:a xlink:type="simple" xlink:href="#Step 8 Removing Windows partitions and creating Linux partitions" text:style-name="Internet_20_link" text:visited-style-name="Visited_20_Internet_20_Link"><text:span text:style-name="T23">8</text:span></text:a><text:span text:style-name="T3"> below is where actual changes start to take place - you can abort the installation at any time before you get to the </text:span><text:span text:style-name="T4">point of </text:span><text:span text:style-name="T3">click</text:span><text:span text:style-name="T4">ing</text:span><text:span text:style-name="T3"> on the </text:span><text:a xlink:type="simple" xlink:href="#Step 9 Install Now button" text:style-name="Internet_20_link" text:visited-style-name="Visited_20_Internet_20_Link"><text:span text:style-name="T3">"Install Now" button at the </text:span></text:a><text:a xlink:type="simple" xlink:href="#Step 9 Install Now button" text:style-name="Internet_20_link" text:visited-style-name="Visited_20_Internet_20_Link"><text:span text:style-name="T74">beginning</text:span></text:a><text:a xlink:type="simple" xlink:href="#Step 9 Install Now button" text:style-name="Internet_20_link" text:visited-style-name="Visited_20_Internet_20_Link"><text:span text:style-name="T3"> of step </text:span></text:a><text:a xlink:type="simple" xlink:href="#Step 9 Install Now button" text:style-name="Internet_20_link" text:visited-style-name="Visited_20_Internet_20_Link"><text:span text:style-name="T74">9</text:span></text:a><text:span text:style-name="T3">.</text:span></text:p>
      <text:p text:style-name="P85"/>
      <text:p text:style-name="P197"><text:span text:style-name="T69">Note: </text:span><text:span text:style-name="T75">If you want to install </text:span><text:span text:style-name="T15">Wasta </text:span><text:span text:style-name="T75">Linux to dual boot with an existing Windows system see the document “</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h text:style-name="Heading_20_3" text:outline-level="3">What is this document?</text:h>
      <text:p text:style-name="P109"><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44">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09">This document is designed to be a guide for <text:span text:style-name="T145">an </text:span>Advisor,<text:span text:style-name="T145"> </text:span>Consultant, or Technician <text:span text:style-name="T146">with some knowledge about booting and operating systems - or wants to learn! This document describes how to make </text:span>radical changes to the computer that cannot be easily reversed. <text:span text:style-name="T146">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p>
      <text:h text:style-name="Heading_20_3" text:outline-level="3">When does it make sense to use this procedure</text:h>
      <text:p text:style-name="P110">It makes sense:</text:p>
      <text:list xml:id="list4260028843" text:style-name="L1">
        <text:list-item>
          <text:p text:style-name="P182"><text:span text:style-name="T147">If y</text:span>ou are tired of the expense and hassle of being tied to <text:span text:style-name="T147">Microsoft </text:span>Windows with its <text:span text:style-name="T147">licensing restrictions, its</text:span> vulnerability to viruses <text:span text:style-name="T190">and malware</text:span>, its time-consuming updates, and its encroachment on your privacy.</text:p>
        </text:list-item>
        <text:list-item>
          <text:p text:style-name="P182"><text:span text:style-name="T147">If y</text:span>ou like <text:span text:style-name="T147">to be</text:span> able to freely share your computer system and software with others that could benefit from it <text:span text:style-name="T147">without licensing restrictions.</text:span></text:p>
        </text:list-item>
        <text:list-item>
          <text:p text:style-name="P182"><text:span text:style-name="T147">If y</text:span>ou want an operating system and software that is <text:span text:style-name="T148">highly secure and </text:span>efficient <text:span text:style-name="T148">- </text:span>and specially <text:soft-page-break/>designed for the tasks that you do in your work.</text:p>
        </text:list-item>
        <text:list-item>
          <text:p text:style-name="P184">If you have an older Windows XP <text:span text:style-name="T190">or other Windows </text:span>computer that is no longer supported by Microsoft and has become a security liability, <text:span text:style-name="T190">and you want to give it new life</text:span>.</text:p>
        </text:list-item>
      </text:list>
      <text:p text:style-name="P110"/>
      <text:h text:style-name="Heading_20_3" text:outline-level="3">Related How To documents:</text:h>
      <text:list xml:id="list557209813" text:style-name="L2">
        <text:list-item>
          <text:p text:style-name="P183"><text:span text:style-name="T75">“</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list-item>
      </text:list>
      <text:h text:style-name="Heading_20_3" text:outline-level="3">What is a “Live” bootable memory stick?</text:h>
      <text:p text:style-name="P135">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5"/>
      <text:p text:style-name="P135">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20"/>
      <text:p text:style-name="P120"><draw:frame draw:style-name="fr2" draw:name="Image17" text:anchor-type="paragraph" svg:width="3.2272in" svg:height="2.1516in" draw:z-index="15"><draw:image xlink:href="../wasta-docs-images/Inserting-memory-stick.png" xlink:type="simple" xlink:show="embed" xlink:actuate="onLoad"/></draw:frame></text:p>
      <text:p text:style-name="P84"/>
      <text:p text:style-name="P136">While the computer is booted to Wasta Linux, if (and only if) you decide to do so, you can actually install Wasta Linux on the computer. The memory stick has all the software resources needed to do such an installation. It is a great wa<text:span text:style-name="T191">y</text:span> to try out Wasta Linux and see how it works on your computer. If you like the Wasta Linux system, the memory stick is also the tool we can use to install Wasta Linux on the computer.</text:p>
      <text:h text:style-name="P203" text:outline-level="3">Preparing a “Live” Wasta Linux <text:span text:style-name="T153">memory stick</text:span> installer</text:h>
      <text:p text:style-name="P121">If you want to make your own Live Wasta Linux memory stick, <text:span text:style-name="T154">you can prepare one from a Wasta Linux ISO image file. The Wasta ISO image files can be downloaded from the Wasta website at:</text:span></text:p>
      <text:p text:style-name="P122"/>
      <text:p text:style-name="P121"><text:a xlink:type="simple" xlink:href="https://sites.google.com/site/wastalinux/home/download" text:style-name="Internet_20_link" text:visited-style-name="Visited_20_Internet_20_Link"><text:span text:style-name="T134">https://sites.google.com/site/wastalinux/home/download</text:span></text:a></text:p>
      <text:p text:style-name="P121"/>
      <text:p text:style-name="P123">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text:soft-page-break/>Windows computer using a downloaded ISO image:</text:p>
      <text:p text:style-name="P121"/>
      <text:p text:style-name="P123"><text:a xlink:type="simple" xlink:href="https://sites.google.com/site/wastalinux/home/create-bootable-usb" text:style-name="Internet_20_link" text:visited-style-name="Visited_20_Internet_20_Link">https://sites.google.com/site/wastalinux/home/create-bootable-usb</text:a></text:p>
      <text:p text:style-name="P123"/>
      <text:p text:style-name="P124"/>
      <text:p text:style-name="P86">The following steps assume you have a USB memory stick containing an appropriate “Live” Wasta Linux installer that you prepared (see information above), or an equivalent memory stick installer you may have received from Bill Martin <text:span text:style-name="T258">or other developer</text:span>. These procedures assume you are using Bill Martin's installer which is contained on a USB memory stick labeled on the outside: "Wasta 16.04.1.1".</text:p>
      <text:h text:style-name="Heading_20_3" text:outline-level="3"><text:bookmark-start text:name="Step 1"/>Step 1<text:bookmark-end text:name="Step 1"/>. <text:span text:style-name="T257">Get</text:span> your computer <text:span text:style-name="T257">to boot from a USB</text:span> memory stick</text:h>
      <text:p text:style-name="P83"><text:span text:style-name="T82">With the computer OFF, insert the</text:span> <text:span text:style-name="T134">Wasta 16.04.1.1 </text:span>USB <text:span text:style-name="T158">memory stick into the computer. </text:span></text:p>
      <text:p text:style-name="P76"/>
      <text:p text:style-name="P177">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682099959" text:style-name="L3">
        <text:list-item>
          <text:p text:style-name="P185"><text:a xlink:type="simple" xlink:href="#Step 1a" text:style-name="Internet_20_link" text:visited-style-name="Visited_20_Internet_20_Link"><text:span text:style-name="T212">Step 1a</text:span></text:a><text:span text:style-name="T212"> Try to directly access the Boot Menu using a special key command at boot time</text:span></text:p>
        </text:list-item>
        <text:list-item>
          <text:p text:style-name="P185"><text:a xlink:type="simple" xlink:href="#Step_1b" text:style-name="Internet_20_link" text:visited-style-name="Visited_20_Internet_20_Link"><text:span text:style-name="T212">Step 1b</text:span></text:a><text:span text:style-name="T212"> Do a SHIFT + Restart from inside Windows</text:span></text:p>
        </text:list-item>
        <text:list-item>
          <text:p text:style-name="P185"><text:a xlink:type="simple" xlink:href="#Step 1c" text:style-name="Internet_20_link" text:visited-style-name="Visited_20_Internet_20_Link"><text:span text:style-name="T212">Step 2c</text:span></text:a><text:span text:style-name="T212"> Change settings in the BIOS / UEFI</text:span></text:p>
        </text:list-item>
      </text:list>
      <text:p text:style-name="P176"><text:span text:style-name="T212">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12">Step 2</text:span></text:a><text:span text:style-name="T212"> Boot Wasta to a “Live” session on the computer.</text:span></text:p>
      <text:p text:style-name="P175"/>
      <text:p text:style-name="P177">Before you turn the computer’s power on, please read the following background and hints:</text:p>
      <text:h text:style-name="Heading_20_4" text:outline-level="4">Background –<text:span text:style-name="T268"> BIOS vs UEFI computer firmware</text:span> </text:h>
      <text:p text:style-name="P100"><text:span text:style-name="T135">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35">sold today</text:span> are shipped with Windows 10, and <text:span text:style-name="T192">have newer type of boot process controlled by its “firmware” that is called “Unified Extensible Firmware Interface” or </text:span>UEFI <text:span text:style-name="T254">for short</text:span>. <text:span text:style-name="T192">Linux can handle both booting processes, but the “Secure Boot” feature of UEFI equipped computers can make it more difficult (or impossible) </text:span>to boot the computer from a <text:span text:style-name="T155">memory stick. On UEFI equipped computers you typically have to </text:span>first make some changes to the <text:span text:style-name="T156">computer’s UEFI settings that control the boot startup process</text:span>. <text:span text:style-name="T255">But, even </text:span>gaining access to the BIOS / <text:span text:style-name="T255">UEFI</text:span> settings on Windows computers can be challenging, <text:span text:style-name="T192">because computer manufacturers don’t have a standard way to access the BIOS or the UEFI system</text:span>. </text:p>
      <text:h text:style-name="Heading_20_4" text:outline-level="4">Hints about booting from a USB Drive:</text:h>
      <text:list xml:id="list2271067992" text:style-name="L4">
        <text:list-item>
          <text:p text:style-name="P186"><text:span text:style-name="T126">On many older computers (with Windows XP or Windows 7) the first power-on screen will tell what keys can be used to get into a boot order menu or the setup menu. You want to get into the boot order menu so that you can tell the computer</text:span> to boot <text:span text:style-name="T76">from the USB memory stick (or USB HDD) instead of from the computer's main hard drive.</text:span></text:p>
        </text:list-item>
        <text:list-item>
          <text:p text:style-name="P187"><text:span text:style-name="T137">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ext:span><text:soft-page-break/><text:span text:style-name="T137">The proper key to press to interrupt the normal boot process varies with different computers. It is often the</text:span> F12 <text:span text:style-name="T159">function key, but it could be Esc, F8, F9, F10, F11, F12, or even the Enter key (see list in </text:span><text:a xlink:type="simple" xlink:href="#Step 1a" text:style-name="Internet_20_link" text:visited-style-name="Visited_20_Internet_20_Link"><text:span text:style-name="T159">Step 1a</text:span></text:a><text:span text:style-name="T159"> below).</text:span></text:p>
        </text:list-item>
        <text:list-item>
          <text:p text:style-name="P188">On <text:span text:style-name="T214">many</text:span> newer computers (with Windows 8.x or Windows 10) <text:span text:style-name="T214">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14">Step 1b</text:span></text:a><text:span text:style-name="T214"> below).</text:span></text:p>
        </text:list-item>
        <text:list-item>
          <text:p text:style-name="P188"><text:span text:style-name="T214">Once you are able to get the computer to </text:span>boot into <text:span text:style-name="T214">a special boot menu or into </text:span>the <text:span text:style-name="T194">UEFI / </text:span>BIOS settings <text:span text:style-name="T211">, you will need to </text:span><text:span text:style-name="T52">turn OFF or DISABLE its secure boot setting</text:span><text:span text:style-name="T211">. You will also find it helpful to (temporarily) </text:span>set the boot order to allow booting from a USB drive <text:span text:style-name="T214">as a higher priority than booting from the computer’s internal hard drive</text:span>.</text:p>
        </text:list-item>
        <text:list-item>
          <text:p text:style-name="P189">You may need to patiently experiment a bit - try to boot, change a setting, try to boot again, etc. </text:p>
        </text:list-item>
      </text:list>
      <text:p text:style-name="P103"/>
      <text:p text:style-name="P103">Here are some <text:span text:style-name="T215">guidelines</text:span> for accessing the BIOS / <text:span text:style-name="T255">UEFI </text:span>of a Windows computer:</text:p>
      <text:h text:style-name="Heading_20_4" text:outline-level="4"><text:s text:c="3"/><text:bookmark-start text:name="Step 1a"/>Step 1a<text:bookmark-end text:name="Step 1a"/>. Try to directly access the Boot Menu using a special key command at boot time</text:h>
      <text:p text:style-name="P144">When you turn on the computer look at the <text:span text:style-name="T253">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53">may use these </text:span><text:span text:style-name="T63">special </text:span><text:span text:style-name="T1">keyboard commands to </text:span><text:span text:style-name="T62">directly </text:span><text:span text:style-name="T1">access the boot menu</text:span>:</text:p>
      <text:p text:style-name="P9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1">Brand</text:p>
          </table:table-cell>
          <table:table-cell table:style-name="Table1.A1" office:value-type="string">
            <text:p text:style-name="P81">Key Command</text:p>
          </table:table-cell>
          <table:table-cell table:style-name="Table1.C1" office:value-type="string">
            <text:p text:style-name="P81"/>
          </table:table-cell>
          <table:table-cell table:style-name="Table1.C1" office:value-type="string">
            <text:p text:style-name="P81">Brand</text:p>
          </table:table-cell>
          <table:table-cell table:style-name="Table1.E1" office:value-type="string">
            <text:p text:style-name="P81">Key Command</text:p>
          </table:table-cell>
        </table:table-row>
        <table:table-row>
          <table:table-cell table:style-name="Table1.A8" office:value-type="string">
            <text:p text:style-name="P145">Acer</text:p>
          </table:table-cell>
          <table:table-cell table:style-name="Table1.B2" office:value-type="string">
            <text:p text:style-name="P145">Esc / F9 / F12</text:p>
          </table:table-cell>
          <table:table-cell table:style-name="Table1.C2" office:value-type="string">
            <text:p text:style-name="P145"/>
          </table:table-cell>
          <table:table-cell table:style-name="Table1.D2" office:value-type="string">
            <text:p text:style-name="P145">Intel</text:p>
          </table:table-cell>
          <table:table-cell table:style-name="Table1.E2" office:value-type="string">
            <text:p text:style-name="P145">F10</text:p>
          </table:table-cell>
        </table:table-row>
        <table:table-row>
          <table:table-cell table:style-name="Table1.A8" office:value-type="string">
            <text:p text:style-name="P145">Asrock</text:p>
          </table:table-cell>
          <table:table-cell table:style-name="Table1.B3" office:value-type="string">
            <text:p text:style-name="P145">F11</text:p>
          </table:table-cell>
          <table:table-cell table:style-name="Table1.C2" office:value-type="string">
            <text:p text:style-name="P145"/>
          </table:table-cell>
          <table:table-cell table:style-name="Table1.D3" office:value-type="string">
            <text:p text:style-name="P145">Lenovo </text:p>
          </table:table-cell>
          <table:table-cell table:style-name="Table1.E3" office:value-type="string">
            <text:p text:style-name="P145">F12 / <text:span text:style-name="T213">Enter</text:span></text:p>
          </table:table-cell>
        </table:table-row>
        <table:table-row>
          <table:table-cell table:style-name="Table1.A8" office:value-type="string">
            <text:p text:style-name="P145">Asus</text:p>
          </table:table-cell>
          <table:table-cell table:style-name="Table1.B4" office:value-type="string">
            <text:p text:style-name="P145">Esc / F8</text:p>
          </table:table-cell>
          <table:table-cell table:style-name="Table1.C2" office:value-type="string">
            <text:p text:style-name="P145"/>
          </table:table-cell>
          <table:table-cell table:style-name="Table1.D4" office:value-type="string">
            <text:p text:style-name="P145">Microsoft Surface</text:p>
          </table:table-cell>
          <table:table-cell table:style-name="Table1.E4" office:value-type="string">
            <text:p text:style-name="P145">Volume up + Power for 5 seconds*</text:p>
          </table:table-cell>
        </table:table-row>
        <table:table-row>
          <table:table-cell table:style-name="Table1.A8" office:value-type="string">
            <text:p text:style-name="P145">Compaq</text:p>
          </table:table-cell>
          <table:table-cell table:style-name="Table1.B5" office:value-type="string">
            <text:p text:style-name="P145">Esc / F9</text:p>
          </table:table-cell>
          <table:table-cell table:style-name="Table1.C2" office:value-type="string">
            <text:p text:style-name="P145"/>
          </table:table-cell>
          <table:table-cell table:style-name="Table1.D5" office:value-type="string">
            <text:p text:style-name="P145">MSI</text:p>
          </table:table-cell>
          <table:table-cell table:style-name="Table1.E5" office:value-type="string">
            <text:p text:style-name="P145">F11</text:p>
          </table:table-cell>
        </table:table-row>
        <table:table-row>
          <table:table-cell table:style-name="Table1.A8" office:value-type="string">
            <text:p text:style-name="P145">Dell</text:p>
          </table:table-cell>
          <table:table-cell table:style-name="Table1.B6" office:value-type="string">
            <text:p text:style-name="P145">F12</text:p>
          </table:table-cell>
          <table:table-cell table:style-name="Table1.C2" office:value-type="string">
            <text:p text:style-name="P145"/>
          </table:table-cell>
          <table:table-cell table:style-name="Table1.D6" office:value-type="string">
            <text:p text:style-name="P145">Packard Bell</text:p>
          </table:table-cell>
          <table:table-cell table:style-name="Table1.E6" office:value-type="string">
            <text:p text:style-name="P145">F8</text:p>
          </table:table-cell>
        </table:table-row>
        <table:table-row>
          <table:table-cell table:style-name="Table1.A8" office:value-type="string">
            <text:p text:style-name="P145">Fujitsu</text:p>
          </table:table-cell>
          <table:table-cell table:style-name="Table1.B7" office:value-type="string">
            <text:p text:style-name="P145">F12</text:p>
          </table:table-cell>
          <table:table-cell table:style-name="Table1.C2" office:value-type="string">
            <text:p text:style-name="P145"/>
          </table:table-cell>
          <table:table-cell table:style-name="Table1.D7" office:value-type="string">
            <text:p text:style-name="P145">Samsung</text:p>
          </table:table-cell>
          <table:table-cell table:style-name="Table1.E7" office:value-type="string">
            <text:p text:style-name="P145">Esc</text:p>
          </table:table-cell>
        </table:table-row>
        <table:table-row>
          <table:table-cell table:style-name="Table1.A8" office:value-type="string">
            <text:p text:style-name="P145">Gigabyte</text:p>
          </table:table-cell>
          <table:table-cell table:style-name="Table1.B8" office:value-type="string">
            <text:p text:style-name="P145">F12</text:p>
          </table:table-cell>
          <table:table-cell table:style-name="Table1.C2" office:value-type="string">
            <text:p text:style-name="P145"/>
          </table:table-cell>
          <table:table-cell table:style-name="Table1.D8" office:value-type="string">
            <text:p text:style-name="P145">Sony Vaio</text:p>
          </table:table-cell>
          <table:table-cell table:style-name="Table1.E8" office:value-type="string">
            <text:p text:style-name="P145">F11</text:p>
          </table:table-cell>
        </table:table-row>
        <table:table-row>
          <table:table-cell table:style-name="Table1.A9" office:value-type="string">
            <text:p text:style-name="P145">HP</text:p>
          </table:table-cell>
          <table:table-cell table:style-name="Table1.B9" office:value-type="string">
            <text:p text:style-name="P145">Esc / F9</text:p>
          </table:table-cell>
          <table:table-cell table:style-name="Table1.C2" office:value-type="string">
            <text:p text:style-name="P145"/>
          </table:table-cell>
          <table:table-cell table:style-name="Table1.D9" office:value-type="string">
            <text:p text:style-name="P145">Toshiba</text:p>
          </table:table-cell>
          <table:table-cell table:style-name="Table1.E9" office:value-type="string">
            <text:p text:style-name="P145">F12</text:p>
          </table:table-cell>
        </table:table-row>
      </table:table>
      <text:p text:style-name="P97"/>
      <text:p text:style-name="P143">* <text:span text:style-name="T216">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42"/>
      <text:p text:style-name="P170">If you succeed at accessing the computer's boot menu directly using a key commands shown above, then <text:span text:style-name="T61">select the device you want to boot from by highlighting the device in</text:span><text:span text:style-name="T1"> the boot menu</text:span>, <text:span text:style-name="T251">and pressing </text:span><text:span text:style-name="T62">Enter</text:span><text:span text:style-name="T251"> to boot immediately from that device</text:span>. </text:p>
      <text:p text:style-name="P170"/>
      <text:p text:style-name="P172">Here is a sample boot <text:span text:style-name="T217">menu</text:span> screen shot for a Lenovo X140e laptop (accessed <text:span text:style-name="T250">directly </text:span>with <text:span text:style-name="T1">F12</text:span> key):</text:p>
      <text:p text:style-name="P172"/>
      <text:p text:style-name="P172"><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71"/>
      <text:p text:style-name="P173"><text:span text:style-name="T252">In the above illustration, the second device in the list - </text:span><text:span text:style-name="T1">USB HDD: SanDisk Ultra</text:span> <text:span text:style-name="T256">-</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73"><text:s/></text:p>
      <text:p text:style-name="P156">If you cannot directly <text:span text:style-name="T252">access the boot menu </text:span>using one of the key commands shown above, you can try to directly access the BIOS / UEFI settings using one of the following special function keys:</text:p>
      <text:p text:style-name="P9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2">Brand</text:p>
          </table:table-cell>
          <table:table-cell table:style-name="Table2.A1" office:value-type="string">
            <text:p text:style-name="P82">Key Command</text:p>
          </table:table-cell>
          <table:table-cell table:style-name="Table2.C1" office:value-type="string">
            <text:p text:style-name="P82"/>
          </table:table-cell>
          <table:table-cell table:style-name="Table2.C1" office:value-type="string">
            <text:p text:style-name="P82">Brand</text:p>
          </table:table-cell>
          <table:table-cell table:style-name="Table2.E1" office:value-type="string">
            <text:p text:style-name="P82">Key Command</text:p>
          </table:table-cell>
        </table:table-row>
        <table:table-row>
          <table:table-cell table:style-name="Table2.A8" office:value-type="string">
            <text:p text:style-name="P146">Acer</text:p>
          </table:table-cell>
          <table:table-cell table:style-name="Table2.B2" office:value-type="string">
            <text:p text:style-name="P147">F2 / Del</text:p>
          </table:table-cell>
          <table:table-cell table:style-name="Table2.C2" office:value-type="string">
            <text:p text:style-name="P146"/>
          </table:table-cell>
          <table:table-cell table:style-name="Table2.D2" office:value-type="string">
            <text:p text:style-name="P146">Intel</text:p>
          </table:table-cell>
          <table:table-cell table:style-name="Table2.E2" office:value-type="string">
            <text:p text:style-name="P146">F<text:span text:style-name="T221">2</text:span></text:p>
          </table:table-cell>
        </table:table-row>
        <table:table-row>
          <table:table-cell table:style-name="Table2.A8" office:value-type="string">
            <text:p text:style-name="P146">Asrock</text:p>
          </table:table-cell>
          <table:table-cell table:style-name="Table2.B3" office:value-type="string">
            <text:p text:style-name="P147">F2 / Del</text:p>
          </table:table-cell>
          <table:table-cell table:style-name="Table2.C2" office:value-type="string">
            <text:p text:style-name="P146"/>
          </table:table-cell>
          <table:table-cell table:style-name="Table2.D3" office:value-type="string">
            <text:p text:style-name="P146">Lenovo </text:p>
          </table:table-cell>
          <table:table-cell table:style-name="Table2.E3" office:value-type="string">
            <text:p text:style-name="P146">F1 / <text:span text:style-name="T221">F</text:span>2 / <text:span text:style-name="T213">Enter / Ctrl + Alt + F3</text:span></text:p>
          </table:table-cell>
        </table:table-row>
        <table:table-row>
          <table:table-cell table:style-name="Table2.A8" office:value-type="string">
            <text:p text:style-name="P146">Asus</text:p>
          </table:table-cell>
          <table:table-cell table:style-name="Table2.B4" office:value-type="string">
            <text:p text:style-name="P147">Del</text:p>
          </table:table-cell>
          <table:table-cell table:style-name="Table2.C2" office:value-type="string">
            <text:p text:style-name="P146"/>
          </table:table-cell>
          <table:table-cell table:style-name="Table2.D4" office:value-type="string">
            <text:p text:style-name="P146">MSI</text:p>
          </table:table-cell>
          <table:table-cell table:style-name="Table2.E4" office:value-type="string">
            <text:p text:style-name="P148">Del</text:p>
          </table:table-cell>
        </table:table-row>
        <table:table-row>
          <table:table-cell table:style-name="Table2.A8" office:value-type="string">
            <text:p text:style-name="P146">Compaq</text:p>
          </table:table-cell>
          <table:table-cell table:style-name="Table2.B5" office:value-type="string">
            <text:p text:style-name="P147">F10 / F1 / F2 / Del</text:p>
          </table:table-cell>
          <table:table-cell table:style-name="Table2.C2" office:value-type="string">
            <text:p text:style-name="P146"/>
          </table:table-cell>
          <table:table-cell table:style-name="Table2.D5" office:value-type="string">
            <text:p text:style-name="P148">Pegatron</text:p>
          </table:table-cell>
          <table:table-cell table:style-name="Table2.E5" office:value-type="string">
            <text:p text:style-name="P146">F<text:span text:style-name="T221">2 / F10 / Del</text:span></text:p>
          </table:table-cell>
        </table:table-row>
        <table:table-row>
          <table:table-cell table:style-name="Table2.A8" office:value-type="string">
            <text:p text:style-name="P146">Dell</text:p>
          </table:table-cell>
          <table:table-cell table:style-name="Table2.B6" office:value-type="string">
            <text:p text:style-name="P146">F2</text:p>
          </table:table-cell>
          <table:table-cell table:style-name="Table2.C2" office:value-type="string">
            <text:p text:style-name="P146"/>
          </table:table-cell>
          <table:table-cell table:style-name="Table2.D6" office:value-type="string">
            <text:p text:style-name="P146">Samsung</text:p>
          </table:table-cell>
          <table:table-cell table:style-name="Table2.E6" office:value-type="string">
            <text:p text:style-name="P148">F2</text:p>
          </table:table-cell>
        </table:table-row>
        <table:table-row>
          <table:table-cell table:style-name="Table2.A8" office:value-type="string">
            <text:p text:style-name="P146">Fujitsu</text:p>
          </table:table-cell>
          <table:table-cell table:style-name="Table2.B7" office:value-type="string">
            <text:p text:style-name="P146">F2</text:p>
          </table:table-cell>
          <table:table-cell table:style-name="Table2.C2" office:value-type="string">
            <text:p text:style-name="P146"/>
          </table:table-cell>
          <table:table-cell table:style-name="Table2.D7" office:value-type="string">
            <text:p text:style-name="P146">Sony Vaio</text:p>
          </table:table-cell>
          <table:table-cell table:style-name="Table2.E7" office:value-type="string">
            <text:p text:style-name="P146">F1 / <text:span text:style-name="T221">F2 / F3</text:span></text:p>
          </table:table-cell>
        </table:table-row>
        <table:table-row>
          <table:table-cell table:style-name="Table2.A8" office:value-type="string">
            <text:p text:style-name="P146">Gigabyte</text:p>
          </table:table-cell>
          <table:table-cell table:style-name="Table2.B8" office:value-type="string">
            <text:p text:style-name="P147">Del</text:p>
          </table:table-cell>
          <table:table-cell table:style-name="Table2.C2" office:value-type="string">
            <text:p text:style-name="P146"/>
          </table:table-cell>
          <table:table-cell table:style-name="Table2.D8" office:value-type="string">
            <text:p text:style-name="P146">Toshiba</text:p>
          </table:table-cell>
          <table:table-cell table:style-name="Table2.E8" office:value-type="string">
            <text:p text:style-name="P146">F1 / <text:span text:style-name="T221">Esc</text:span></text:p>
          </table:table-cell>
        </table:table-row>
        <table:table-row>
          <table:table-cell table:style-name="Table2.A9" office:value-type="string">
            <text:p text:style-name="P146">HP</text:p>
          </table:table-cell>
          <table:table-cell table:style-name="Table2.B9" office:value-type="string">
            <text:p text:style-name="P146">Esc / <text:span text:style-name="T221">F1 </text:span>/ <text:span text:style-name="T220">F2 / F10 / F12</text:span></text:p>
          </table:table-cell>
          <table:table-cell table:style-name="Table2.C2" office:value-type="string">
            <text:p text:style-name="P146"/>
          </table:table-cell>
          <table:table-cell table:style-name="Table2.D9" office:value-type="string">
            <text:p text:style-name="P146"/>
          </table:table-cell>
          <table:table-cell table:style-name="Table2.E9" office:value-type="string">
            <text:p text:style-name="P146"/>
          </table:table-cell>
        </table:table-row>
      </table:table>
      <text:p text:style-name="P99"/>
      <text:p text:style-name="P174">If the special key listed above works to access the BIOS / UEFI of you computer, then <text:span text:style-name="T157">skip down to </text:span><text:a xlink:type="simple" xlink:href="#Step 1c" text:style-name="Internet_20_link" text:visited-style-name="Visited_20_Internet_20_Link"><text:span text:style-name="T157">Step 1c</text:span></text:a><text:span text:style-name="T157"> below which tells what boot and system settings to change in order to successfully boot off the Wasta Linux memory stick (and install Linux). If you </text:span>still <text:span text:style-name="T157">can't access the computer's settings or boot sequence with the measures described above, then try following the advice in </text:span><text:a xlink:type="simple" xlink:href="#Step_1b" text:style-name="Internet_20_link" text:visited-style-name="Visited_20_Internet_20_Link"><text:span text:style-name="T157">Step 1b</text:span></text:a><text:span text:style-name="T157"> below. </text:span></text:p>
      <text:h text:style-name="Heading_20_4" text:outline-level="4"><text:s text:c="3"/><text:bookmark-start text:name="Step_1b"/>Step 1b<text:bookmark-end text:name="Step_1b"/>. Do a SHIFT + Restart from inside Windows</text:h>
      <text:p text:style-name="P102">If you don't see a line saying what function keys can be pressed during startup, <text:span text:style-name="T218">and you cannot use one of the special startup function keys (listed in Step 1a above) to get to a boot menu, </text:span>then the computer's <text:span text:style-name="T193">boot s</text:span>ettings may have been set <text:span text:style-name="T193">by the manufacturer</text:span> to do a “quiet” or “fast” boot. <text:span text:style-name="T219">A “secure boot” setting may also have been set and will need to be disabled. These special boot options are more likely required if the computer came with Windows 10 running on it. To access</text:span> the computer's <text:span text:style-name="T222">BIOS / UEFI </text:span><text:soft-page-break/><text:span text:style-name="T222">system</text:span> settings <text:span text:style-name="T224">and its boot menu</text:span>, you may need to do the following:</text:p>
      <text:p text:style-name="P94"><text:s text:c="3"/>* <text:span text:style-name="T136">Start up the computer and login to Windows as usual.</text:span></text:p>
      <text:p text:style-name="P95"><text:s text:c="3"/>* <text:span text:style-name="T225">Access the Windows Power &gt; Shutdown or Restart menu and </text:span><text:span text:style-name="T13">select “Restart” WHILE HOLDING DOWN the SHIFT key.</text:span><text:span text:style-name="T115"> </text:span><text:span text:style-name="T116">On Windows 10 it looks like this:</text:span></text:p>
      <text:p text:style-name="P95"/>
      <text:p text:style-name="P95"><draw:frame draw:style-name="fr3" draw:name="Image51" text:anchor-type="paragraph" svg:width="5.178in" svg:height="2.0902in" draw:z-index="48"><draw:image xlink:href="../wasta-docs-images/Windows10-shift-startup-restart-at-start-power-button.png" xlink:type="simple" xlink:show="embed" xlink:actuate="onLoad"/></draw:frame></text:p>
      <text:p text:style-name="P101">This <text:span text:style-name="T226">type of restart</text:span> signal<text:span text:style-name="T226">s</text:span> to Windows that you want to reboot to a special menu. Upon restart the system will show <text:span text:style-name="T233">a series of</text:span> options. <text:span text:style-name="T233">Select the option as shown in the illustrations shown below</text:span>:</text:p>
      <text:p text:style-name="P96"><draw:frame draw:style-name="fr3" draw:name="Image52" text:anchor-type="paragraph" svg:width="2.35in" svg:height="2.4909in" draw:z-index="49"><draw:image xlink:href="../wasta-docs-images/Windows10-shift-startup-choose-an-option.png" xlink:type="simple" xlink:show="embed" xlink:actuate="onLoad"/></draw:frame></text:p>
      <text:p text:style-name="P137">Select the <text:span text:style-name="T1">Troubleshoot</text:span> option. The system will <text:span text:style-name="T205">then </text:span>show these troubleshooting options:</text:p>
      <text:p text:style-name="P137"/>
      <text:p text:style-name="P137"><draw:frame draw:style-name="fr3" draw:name="Image53" text:anchor-type="paragraph" svg:width="2.5437in" svg:height="2.1028in" draw:z-index="50"><draw:image xlink:href="../wasta-docs-images/Windows10-shift-startup-troubleshoot.png" xlink:type="simple" xlink:show="embed" xlink:actuate="onLoad"/></draw:frame></text:p>
      <text:p text:style-name="P137"><text:soft-page-break/>Select the <text:span text:style-name="T1">Advanced options</text:span><text:span text:style-name="T86">. </text:span><text:span text:style-name="T117">You will then see:</text:span></text:p>
      <text:p text:style-name="P119"/>
      <text:p text:style-name="P119"><draw:frame draw:style-name="fr3" draw:name="Image54" text:anchor-type="paragraph" svg:width="5.5161in" svg:height="2.6701in" draw:z-index="51"><draw:image xlink:href="../wasta-docs-images/Windows10-shift-startup-advanced-options.png" xlink:type="simple" xlink:show="embed" xlink:actuate="onLoad"/></draw:frame></text:p>
      <text:p text:style-name="P138"><text:span text:style-name="T204">Select the </text:span><text:span text:style-name="T46">UEFI Firmware</text:span><text:span text:style-name="T47"> Settings</text:span><text:span text:style-name="T117"> </text:span><text:span text:style-name="T118">as shown above</text:span><text:span text:style-name="T204">. You should now see:</text:span></text:p>
      <text:p text:style-name="P138"/>
      <text:p text:style-name="P138"><draw:frame draw:style-name="fr4" draw:name="Image58" text:anchor-type="paragraph" svg:width="6.9252in" svg:height="2.1472in" draw:z-index="53"><draw:image xlink:href="../wasta-docs-images/UEFI-Restart-button.png" xlink:type="simple" xlink:show="embed" xlink:actuate="onLoad"/></draw:frame></text:p>
      <text:p text:style-name="P140">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27">ettings </text:span>in the BIOS / UEFI</text:h>
      <text:p text:style-name="P150">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50"/>
      <text:p text:style-name="P149"><text:span text:style-name="T206">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207">, </text:span><text:span text:style-name="T50">Advanced</text:span><text:span text:style-name="T207">, </text:span><text:span text:style-name="T50">Boot</text:span><text:span text:style-name="T207">, </text:span><text:span text:style-name="T50">Security</text:span><text:span text:style-name="T207">, </text:span><text:span text:style-name="T50">Monitor</text:span><text:span text:style-name="T207">, </text:span><text:span text:style-name="T50">Power</text:span><text:span text:style-name="T207">, </text:span><text:span text:style-name="T50">Options</text:span><text:span text:style-name="T207">, </text:span><text:span text:style-name="T50">Save &amp; Exit</text:span><text:span text:style-name="T207">,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205" text:outline-level="4"><text:soft-page-break/><text:span text:style-name="T244">K</text:span>eep track <text:span text:style-name="T246">of </text:span>the changes you make</text:h>
      <text:p text:style-name="P178">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205" text:outline-level="4">Enable the Compatibility Support Module (CSM) <text:span text:style-name="T237">if it exists</text:span></text:h>
      <text:p text:style-name="P160"><text:span text:style-name="T238">On some UEFI enabled computers, t</text:span>he Compatibility Support Module (CSM) may need to first be <text:span text:style-name="T1">enabled</text:span> <text:span text:style-name="T239">or set to </text:span><text:span text:style-name="T56">CSM Boot</text:span><text:span text:style-name="T239"> </text:span>in order to turn of the computer’s firmware’s secure boot option. <text:span text:style-name="T240">This setting would</text:span> most likely be located on the <text:span text:style-name="T1">Boot</text:span><text:span text:style-name="T86">, </text:span><text:span text:style-name="T1">Security</text:span><text:span text:style-name="T86">, </text:span><text:span text:style-name="T58">Startup</text:span><text:span text:style-name="T120"> </text:span><text:span text:style-name="T86">or </text:span><text:span text:style-name="T1">Authentication</text:span> tab/page of the settings. <text:span text:style-name="T206">Use the computer’s arrow keys to maneuver to the various tabs or pages in the firmware’s settings. Not all computer firmware’s have a CSM (or “Launch CSM”) setting. </text:span></text:p>
      <text:p text:style-name="P160"/>
      <text:p text:style-name="P160"><text:span text:style-name="T206">If you find a CSM or Launch CSM setting move the highlight to that item, then use the keyboard shortcuts or mouse to select it and the appropriate shortcut keys to change the CSM value to </text:span><text:span text:style-name="T49">Enabled</text:span><text:span text:style-name="T206">. There may also be a “Boot Device Control” setting that allows you to choose from multiple options such as these: </text:span><text:span text:style-name="T49">UEFI Only</text:span><text:span text:style-name="T206">, </text:span><text:span text:style-name="T49">UEFI and Legacy</text:span><text:span text:style-name="T206">, </text:span><text:span text:style-name="T49">Legacy Only</text:span><text:span text:style-name="T206">. You should choose either UEFI and Legacy, or Legacy Only. The following illustration shows what these settings might look like in the Asus UEFI BIOS Utility’s Advanced Mode:</text:span></text:p>
      <text:p text:style-name="P159"><draw:frame draw:style-name="fr5" draw:name="Image59" text:anchor-type="paragraph" svg:width="6.9252in" svg:height="2.8992in" draw:z-index="54"><draw:image xlink:href="../wasta-docs-images/UEFI-Launch-CSM-Asus.png" xlink:type="simple" xlink:show="embed" xlink:actuate="onLoad"/></draw:frame></text:p>
      <text:p text:style-name="P161">Note that the “Launch CSM” setting is set to <text:span text:style-name="T1">Enabled</text:span>, and the “Boot <text:span text:style-name="T241">Device Control” setting is set to </text:span><text:span text:style-name="T57">UEFI and Legacy</text:span><text:span text:style-name="T241">. Once enabled, proceed to the “Turn off or disable Secure Boot...” section below. If you do not find any CSM setting, it may be possible to just directly turn off or disable the secure boot setting as described in the next section below.</text:span></text:p>
      <text:p text:style-name="P161"/>
      <text:p text:style-name="P162">Here <text:span text:style-name="T259">is a screen shot that illustrates</text:span> <text:span text:style-name="T242">settings for boot options taken from a Leno</text:span>vo Thinkpad computer:</text:p>
      <text:p text:style-name="P162"/>
      <text:p text:style-name="P162"><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63">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43">The “CSM Support” setting automatically switched to “Yes” when the Legacy First option above it was set. </text:span>The last two settings were changed <text:span text:style-name="T243">so that the “Boot device List F12 Option” was Enabled - </text:span>to allow the boot menu to be accessible using the <text:span text:style-name="T1">F12</text:span> special key at boot time. <text:span text:style-name="T243">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69"><text:span text:style-name="T248">To try out Wasta Linux, and possibly install it, we need to boot from our memory stick. To enable booting from USB memory stick you should find the setting to </text:span><text:span text:style-name="T49">turn off </text:span><text:span text:style-name="T206">or </text:span><text:span text:style-name="T49">disable</text:span><text:span text:style-name="T206"> </text:span>the <text:span text:style-name="Strong_20_Emphasis">Secure Boot</text:span> <text:span text:style-name="T206">feature on the computer. The secure boot settings will most likely be found on the </text:span><text:span text:style-name="T49">Boot</text:span><text:span text:style-name="T206">, </text:span><text:span text:style-name="T49">Security</text:span><text:span text:style-name="T206">, or </text:span><text:span text:style-name="T49">Authentication</text:span><text:span text:style-name="T206"> sections of the firmware settings. For example, on a Lenovo Thinkpad, the firmware setting for </text:span><text:span text:style-name="T49">Secure Boot</text:span><text:span text:style-name="T206"> is on the “Security” tab as shown below:</text:span></text:p>
      <text:p text:style-name="P166"/>
      <text:p text:style-name="P166"><draw:frame draw:style-name="fr3" draw:name="Image62" text:anchor-type="paragraph" svg:width="4.5709in" svg:height="2.5925in" draw:z-index="57"><draw:image xlink:href="../wasta-docs-images/Secure-Boot-Thinkpad-Security.jpg" xlink:type="simple" xlink:show="embed" xlink:actuate="onLoad"/></draw:frame><text:soft-page-break/></text:p>
      <text:p text:style-name="P167">Use the arrow keys to highlight the Secure Boot item <text:span text:style-name="T248">as shown above</text:span>, then press <text:span text:style-name="T1">Enter</text:span>. The following <text:span text:style-name="T60">Secure Boot </text:span><text:span text:style-name="T1">sub-menu</text:span> appears:</text:p>
      <text:p text:style-name="P167"/>
      <text:p text:style-name="P167"><draw:frame draw:style-name="fr3" draw:name="Image63" text:anchor-type="paragraph" svg:width="4.9in" svg:height="2.2626in" draw:z-index="58"><draw:image xlink:href="../wasta-docs-images/Secure-Boot-Thinkpad-sub-menu-disable.png" xlink:type="simple" xlink:show="embed" xlink:actuate="onLoad"/></draw:frame></text:p>
      <text:p text:style-name="P168">With the <text:span text:style-name="T1">Secure Boot</text:span> line highlighted at left, press <text:span text:style-name="T1">Enter</text:span> and change the setting to <text:span text:style-name="T1">Disabled</text:span>.</text:p>
      <text:p text:style-name="P169"><text:span text:style-name="T206">When you disable secure boot, you also will be </text:span><text:span text:style-name="T49">enabling legacy boot</text:span><text:span text:style-name="T206">. Your firmware may be different. On some computers you may need to explicitly set </text:span><text:span text:style-name="T49">Legacy Boot</text:span><text:span text:style-name="T206"> to </text:span><text:span text:style-name="T49">Enabled</text:span><text:span text:style-name="T206">. </text:span></text:p>
      <text:p text:style-name="P169"/>
      <text:p text:style-name="P141"><text:span text:style-name="T208">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208">https://www.appgeeker.com/recovery/disable-uefi-secure-boot-in-windows-10.html</text:span></text:a></text:p>
      <text:p text:style-name="P141"/>
      <text:p text:style-name="P151">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51"/>
      <text:p text:style-name="P151">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52"/>
      <text:p text:style-name="P152">This <text:span text:style-name="T223">Lenovo </text:span>site shows how to disable the secure boot setting on <text:span text:style-name="T223">some </text:span>Lenovo <text:span text:style-name="T223">laptops</text:span>: <text:a xlink:type="simple" xlink:href="https://support.lenovo.com/us/en/solutions/ht500207" text:style-name="Internet_20_link" text:visited-style-name="Visited_20_Internet_20_Link"><text:span text:style-name="T223">https://support.lenovo.com/us/en/solutions/ht500207</text:span></text:a></text:p>
      <text:p text:style-name="P152"><text:soft-page-break/></text:p>
      <text:h text:style-name="Heading_20_4" text:outline-level="4"><text:bookmark-start text:name="Set_boot_priority_temporarily_to_USB"/>Set the boot priority to boot temporarily from USB<text:bookmark-end text:name="Set_boot_priority_temporarily_to_USB"/></text:h>
      <text:p text:style-name="P139">While you are still in the UEFI Firmware settings, you <text:span text:style-name="T249">can</text:span> also try to ensure that <text:span text:style-name="T209">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39"><text:s/></text:p>
      <text:p text:style-name="P98"><text:span text:style-name="T210">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209"> </text:span><text:span text:style-name="T51">Disk Drive</text:span><text:span text:style-name="T209"> (or </text:span><text:span text:style-name="T51">USB HDD</text:span><text:span text:style-name="T209">)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46">Save </text:span>the changes you make</text:h>
      <text:p text:style-name="P164"><text:span text:style-name="T245">Use the </text:span><text:span text:style-name="T59">F10</text:span><text:span text:style-name="T245"> key, or appropriate method to “</text:span><text:span text:style-name="T59">Save and Exit</text:span><text:span text:style-name="T245">” the firmware settings. Your firmware may have a separate tab called “Save” or “Save and Exit”. The computer will immediately attempt to boot.</text:span></text:p>
      <text:p text:style-name="P164"/>
      <text:p text:style-name="P165">If you successfully set the boot options described above, and set the boot priority to boot from a USB <text:span text:style-name="T247">memory stick you should see the Wasta “Live” session menu on the screen – skip to </text:span><text:a xlink:type="simple" xlink:href="#Step_2" text:style-name="Internet_20_link" text:visited-style-name="Visited_20_Internet_20_Link"><text:span text:style-name="T247">Step 2</text:span></text:a><text:span text:style-name="T247"> below.</text:span></text:p>
      <text:p text:style-name="P164"/>
      <text:p text:style-name="P164"><text:span text:style-name="T247">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45"> key to access the Lenovo’s boot menu at boot time: </text:span></text:p>
      <text:p text:style-name="P163"/>
      <text:p text:style-name="P163"><draw:frame draw:style-name="fr3" draw:name="Image61" text:anchor-type="paragraph" svg:width="4.8807in" svg:height="2.7173in" draw:z-index="56"><draw:image xlink:href="../wasta-docs-images/Boot-Order-Menu-Lenovo-USB-HDD-Legacy-secure-boot-off.png" xlink:type="simple" xlink:show="embed" xlink:actuate="onLoad"/></draw:frame></text:p>
      <text:p text:style-name="P179"><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53">When the initial boot sequence has successfully recognized the USB drive, it will show the <text:span text:style-name="T234">Wasta-Linux 16.04.1.1 </text:span>boot options menu that appears similar to the following:</text:p>
      <text:p text:style-name="P87"/>
      <text:p text:style-name="P87"><draw:frame draw:style-name="fr3" draw:name="Image1" text:anchor-type="paragraph" svg:width="4.1264in" svg:height="3.0992in" draw:z-index="0"><draw:image xlink:href="../wasta-docs-images/Wasta16.04.1.1-64bit-live-boot-menu.png" xlink:type="simple" xlink:show="embed" xlink:actuate="onLoad"/></draw:frame></text:p>
      <text:p text:style-name="P87"/>
      <text:p text:style-name="P89"><text:span text:style-name="T139">The fi</text:span>rst <text:span text:style-name="T139">menu</text:span> item “<text:span text:style-name="T25">Live – boot the Live System</text:span><text:span text:style-name="T139">” is the default selection, and will be automatically </text:span>selected <text:span text:style-name="T139">at the end of a 10 second countdown</text:span>. <text:span text:style-name="T139">You can speed up the action by simply pressing the </text:span><text:span text:style-name="T25">Enter</text:span><text:span text:style-name="T139"> key. T</text:span>he boot process will continue for a few minutes <text:span text:style-name="T139">as it loads the system from the memory stick:</text:span></text:p>
      <text:p text:style-name="P89"/>
      <text:p text:style-name="P89"><draw:frame draw:style-name="fr3" draw:name="Image2" text:anchor-type="paragraph" svg:width="4.1354in" svg:height="1.1807in" draw:z-index="1"><draw:image xlink:href="../wasta-docs-images/Wasta-16.04-boot-logo.png" xlink:type="simple" xlink:show="embed" xlink:actuate="onLoad"/></draw:frame></text:p>
      <text:p text:style-name="P89"><text:span text:style-name="T140">After</text:span> the computer has booted to your "Live" Wasta Linux session <text:span text:style-name="T235">your computer is actually running Wasta Linux instead of Windows. The Wasta Linux desktop </text:span>should look like this <text:span text:style-name="T140">screen shot below</text:span>:</text:p>
      <text:p text:style-name="P89"/>
      <text:p text:style-name="P155"><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text:bookmark-start text:name="Step 3"/>Step 3<text:bookmark-end text:name="Step 3"/>. Check out the Wasta system</text:h>
      <text:p text:style-name="P157">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71"/>
      <text:p text:style-name="P72"><text:span text:style-name="T140">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76">appearance – that its brightness is OK and the display’s resolution is set to the machine's normal setting. </text:span></text:p>
      <text:p text:style-name="P72"/>
      <text:p text:style-name="P126">If the <text:span text:style-name="T1">screen brightness</text:span> looks <text:span text:style-name="T196">too </text:span>dim, you may need to use a function key to adjust screen brightness. Sometimes Lenovo laptops initially boot with screen brightness turned down. If this is an issue look at the little images on the function keys. For <text:span text:style-name="T195">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72"/>
      <text:p text:style-name="P92">To check the <text:span text:style-name="T1">screen display</text:span> click on the main <text:span text:style-name="T1">Menu</text:span>, then click on the <text:span text:style-name="T1">Preferences</text:span> category, and click on the <text:span text:style-name="T1">Display</text:span> item:</text:p>
      <text:p text:style-name="P92"><text:soft-page-break/></text:p>
      <text:p text:style-name="P72"><draw:frame draw:style-name="fr3" draw:name="Image4" text:anchor-type="paragraph" svg:width="4.8917in" svg:height="2.1602in" draw:z-index="2"><draw:image xlink:href="../wasta-docs-images/Menu%20Preferences%20Display.png" xlink:type="simple" xlink:show="embed" xlink:actuate="onLoad"/></draw:frame></text:p>
      <text:p text:style-name="P105"><text:span text:style-name="T160">T</text:span>he <text:span text:style-name="T1">Display</text:span> applet will appear:</text:p>
      <text:p text:style-name="P105"/>
      <text:p text:style-name="P105"><draw:frame draw:style-name="fr3" draw:name="Image5" text:anchor-type="paragraph" svg:width="4.4591in" svg:height="2.8744in" draw:z-index="3"><draw:image xlink:href="../wasta-docs-images/Display-applet-check-resolution.png" xlink:type="simple" xlink:show="embed" xlink:actuate="onLoad"/></draw:frame></text:p>
      <text:p text:style-name="P105"/>
      <text:p text:style-name="P111">Check the "Resolution" and ensure that it is set to the normal resolution of your computer’s screen display. You can click on the drop down list, and adjust the resolution if necessary. <text:span text:style-name="T161">Dual or multiple monitors are also supported.</text:span></text:p>
      <text:p text:style-name="P88"/>
      <text:p text:style-name="P90">Check out other things too, such as the ability to connect to any <text:span text:style-name="T1">wireless</text:span> <text:span text:style-name="T43">network</text:span> that the Windows system was using when booted to Windows. If the Windows computer <text:span text:style-name="T161">was using</text:span> wireless to connect to a network, see if the wireless signal is detected by clicking on the <text:span text:style-name="T141">network connections</text:span> icon in the lower right part of the panel (task bar):</text:p>
      <text:p text:style-name="P90"/>
      <text:p text:style-name="P90"><draw:frame draw:style-name="fr3" draw:name="Image6" text:anchor-type="paragraph" svg:width="4.578in" svg:height="3.1335in" draw:z-index="4"><draw:image xlink:href="../wasta-docs-images/Network-connections-icon-in-tray.png" xlink:type="simple" xlink:show="embed" xlink:actuate="onLoad"/></draw:frame><text:soft-page-break/></text:p>
      <text:p text:style-name="P106">Locate your wireless network’s name in the list and click on it (mine is ‘asiu taso’ as shown above). A secured network <text:span text:style-name="T197">(with padlock icon) </text:span>will ask you to enter its key <text:span text:style-name="T197">the first time you connect</text:span>:</text:p>
      <text:p text:style-name="P106"/>
      <text:p text:style-name="P106"><draw:frame draw:style-name="fr3" draw:name="Image7" text:anchor-type="paragraph" svg:width="4.8854in" svg:height="2.6354in" draw:z-index="5"><draw:image xlink:href="../wasta-docs-images/Network-enter-wireless-key.png" xlink:type="simple" xlink:show="embed" xlink:actuate="onLoad"/></draw:frame></text:p>
      <text:p text:style-name="P90"/>
      <text:p text:style-name="P91"><text:span text:style-name="T142">Enter the </text:span><text:span text:style-name="T17">password/key</text:span><text:span text:style-name="T142"> for the wireless network. You can click the check box next to </text:span><text:span text:style-name="T17">Show password</text:span><text:span text:style-name="T142"> to make the typing of a complicated password easier. Click on the </text:span><text:span text:style-name="T17">Connect</text:span><text:span text:style-name="T142"> button. After a few seconds check to see if the wireless connection was made. You may see a notification at the top of your screen.</text:span></text:p>
      <text:p text:style-name="P91"/>
      <text:p text:style-name="P91">Once it connects, <text:span text:style-name="T142">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91"/>
      <text:p text:style-name="P91"><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12"><text:span text:style-name="T161">Once</text:span> your wireless network connects to the <text:span text:style-name="T1">Internet</text:span>, you <text:span text:style-name="T161">can try it out</text:span> by running Firefox and checking to see if you can load an Internet website:</text:p>
      <text:p text:style-name="P112"/>
      <text:p text:style-name="P112"><draw:frame draw:style-name="fr2" draw:name="Image18" text:anchor-type="paragraph" svg:width="2.6209in" svg:height="0.9862in" draw:z-index="16"><draw:image xlink:href="../wasta-docs-images/Firefox-icon-in-tray.png" xlink:type="simple" xlink:show="embed" xlink:actuate="onLoad"/></draw:frame></text:p>
      <text:p text:style-name="P113">You might also want to check other hardware items such as your computer’s <text:span text:style-name="T1">sound system</text:span>. You can test your sound system by going to the Sound applet in the Preferences category of the main Menu:</text:p>
      <text:p text:style-name="P113"/>
      <text:p text:style-name="P108"><draw:frame draw:style-name="fr3" draw:name="Image13" text:anchor-type="paragraph" svg:width="4.7902in" svg:height="1.9465in" draw:z-index="11"><draw:image xlink:href="../wasta-docs-images/Menu-Preferences-Sound.png" xlink:type="simple" xlink:show="embed" xlink:actuate="onLoad"/></draw:frame></text:p>
      <text:p text:style-name="P114">The <text:span text:style-name="T1">Sound</text:span> applet will appear:</text:p>
      <text:p text:style-name="P114"/>
      <text:p text:style-name="P114"><draw:frame draw:style-name="fr3" draw:name="Image14" text:anchor-type="paragraph" svg:width="5.5945in" svg:height="4.3917in" draw:z-index="12"><draw:image xlink:href="../wasta-docs-images/Sound-applet.png" xlink:type="simple" xlink:show="embed" xlink:actuate="onLoad"/></draw:frame><text:soft-page-break/></text:p>
      <text:p text:style-name="P115"/>
      <text:p text:style-name="P115">With the above Sound applet you can <text:span text:style-name="T162">your computers sound abilities. On the Output tab, </text:span>select your computer’s sound device (if it has multiple devices) and check the sound output by clicking on the <text:span text:style-name="T1">Test sound</text:span> button, <text:span text:style-name="T150">which bring up this speaker test dialog</text:span>:</text:p>
      <text:p text:style-name="P115"/>
      <text:p text:style-name="P115"><draw:frame draw:style-name="fr3" draw:name="Image15" text:anchor-type="paragraph" svg:width="2.5417in" svg:height="2.398in" draw:z-index="13"><draw:image xlink:href="../wasta-docs-images/Test-sound-left-right.png" xlink:type="simple" xlink:show="embed" xlink:actuate="onLoad"/></draw:frame></text:p>
      <text:p text:style-name="P117">The speaker arrangement may vary depending on your computer’s sound system. You can click on <text:span text:style-name="T151">the</text:span> <text:span text:style-name="T1">Close</text:span> <text:span text:style-name="T151">button </text:span>to close the speaker test. </text:p>
      <text:p text:style-name="P117"/>
      <text:p text:style-name="P117">Note that there <text:span text:style-name="T151">is a volume control among other sound settings in the sound applet. There are also</text:span> tabs <text:soft-page-break/>at the top of the main Sound dialog (see above), that you can use to <text:span text:style-name="T151">test </text:span>your <text:span text:style-name="T26">Output</text:span><text:span text:style-name="T162"> (speakers),</text:span> <text:span text:style-name="T1">Input</text:span> (microphone) and various <text:span text:style-name="T1">Sound Effects</text:span> on other tab pages of the applet. When you are done playing with the Sound applet close its window.</text:p>
      <text:p text:style-name="P116"/>
      <text:p text:style-name="P104">Go to Menu and type <text:span text:style-name="T18">s</text:span><text:span text:style-name="T1">ystem </text:span><text:span text:style-name="T18">info</text:span><text:span text:style-name="T143"> into the search box at the top of the menu,</text:span> and select the <text:span text:style-name="T1">System </text:span><text:span text:style-name="T18">Info</text:span> app<text:span text:style-name="T236">lication</text:span> <text:span text:style-name="T143">that appears in the list:</text:span></text:p>
      <text:p text:style-name="P104"/>
      <text:p text:style-name="P104"><draw:frame draw:style-name="fr3" draw:name="Image9" text:anchor-type="paragraph" svg:width="4.4646in" svg:height="3.8098in" draw:z-index="7"><draw:image xlink:href="../wasta-docs-images/Menu-system-info.png" xlink:type="simple" xlink:show="embed" xlink:actuate="onLoad"/></draw:frame></text:p>
      <text:p text:style-name="P107">The <text:span text:style-name="T1">System Info</text:span> applet appears:</text:p>
      <text:p text:style-name="P107"/>
      <text:p text:style-name="P107"><draw:frame draw:style-name="fr5" draw:name="Image10" text:anchor-type="paragraph" svg:width="6.9252in" svg:height="3.1409in" draw:z-index="34"><draw:image xlink:href="../wasta-docs-images/System%20Info%20applet.png" xlink:type="simple" xlink:show="embed" xlink:actuate="onLoad"/></draw:frame></text:p>
      <text:p text:style-name="P109"><text:soft-page-break/>Write down the amounts reported for Memory and Hard Drives, as this information will be good to <text:span text:style-name="T152">have handy</text:span> later during the <text:span text:style-name="T152">actual </text:span>Wasta installation. <text:span text:style-name="T177">In the above case it shows we have about 4GB of Memory and a 100GB Hard Drive.</text:span></text:p>
      <text:p text:style-name="P109"/>
      <text:p text:style-name="P127">Feel free to experiment and try out various programs that are listed in categories in the main Menu at the lower left corner of the desktop (similar to the Windows Start button). <text:span text:style-name="T163">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66">y</text:span> to install Wasta Linux?</text:h>
      <text:p text:style-name="P128">The remainder of this document describes how to install Wasta Linux on your computer. </text:p>
      <text:p text:style-name="P128"/>
      <text:p text:style-name="P154"><text:span text:style-name="T27">Note that Steps 4 through 7 below are </text:span><text:span text:style-name="T55">non-destructive installation steps.</text:span><text:span text:style-name="T83"> You can feel free to proceed down through the first part of step 8 below. Nothing will be changed on your computer if you opt to </text:span><text:span text:style-name="T26">Quit</text:span><text:span text:style-name="T162"> before you get to the last part of step 8 below (clicking on the </text:span><text:span text:style-name="T27">Install Now</text:span><text:span text:style-name="T164"> button). </text:span></text:p>
      <text:h text:style-name="Heading_20_3" text:outline-level="3">Step 4. Start the installer using the desktop icon</text:h>
      <text:p text:style-name="P76"><text:span text:style-name="T83">The first step is to d</text:span>ouble click the <text:span text:style-name="T77">"</text:span><text:span text:style-name="T1">Install </text:span><text:span text:style-name="T14">Wasta</text:span><text:span text:style-name="T7"> </text:span><text:span text:style-name="T16">Linux 16.04</text:span><text:span text:style-name="T77">" desktop</text:span> icon <text:span text:style-name="T127">(the red arrow is pointing at this icon in the image below):</text:span></text:p>
      <text:p text:style-name="P76"/>
      <text:p text:style-name="P75"><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5"><text:soft-page-break/></text:p>
      <text:p text:style-name="P75"><text:span text:style-name="T164">W</text:span>ait for <text:span text:style-name="T77">first </text:span>install <text:span text:style-name="T77">wizard w</text:span>indow<text:span text:style-name="T77"> to appear. It will be for selecting the </text:span><text:span text:style-name="T44">language</text:span><text:span text:style-name="T77"> for the installation and looks as follows:</text:span></text:p>
      <text:p text:style-name="P93"/>
      <text:p text:style-name="P93"><draw:frame draw:style-name="fr3" draw:name="Image11" text:anchor-type="paragraph" svg:width="4.748in" svg:height="3.0547in" draw:z-index="8"><draw:image xlink:href="../wasta-docs-images/Install-Welcome.png" xlink:type="simple" xlink:show="embed" xlink:actuate="onLoad"/></draw:frame></text:p>
      <text:p text:style-name="P70">English<text:span text:style-name="T78"> is usually the default selection. Click </text:span><text:span text:style-name="T19">Continue</text:span><text:span text:style-name="T78">. The next screen appears.</text:span></text:p>
      <text:h text:style-name="Heading_20_3" text:outline-level="3">Step 5. Connect to <text:span text:style-name="T259">a </text:span>wi-fi network <text:span text:style-name="T274">(optional)</text:span></text:h>
      <text:p text:style-name="P77"><text:span text:style-name="T90">If your computer has an active wireless connection –</text:span><text:span text:style-name="T111"> but not yet connected -</text:span><text:span text:style-name="T90"> the installer may ask you if you want to connect the computer to the wi-fi network:</text:span></text:p>
      <text:p text:style-name="P118"/>
      <text:p text:style-name="P118"><draw:frame draw:style-name="fr3" draw:name="Image16" text:anchor-type="paragraph" svg:width="5.7091in" svg:height="3.178in" draw:z-index="14"><draw:image xlink:href="../wasta-docs-images/Install-connect-to-wireless.png" xlink:type="simple" xlink:show="embed" xlink:actuate="onLoad"/></draw:frame></text:p>
      <text:p text:style-name="P118"/>
      <text:p text:style-name="P73"><text:span text:style-name="T92">If you wish to you can select the </text:span><text:span text:style-name="T22">Connect to this network</text:span><text:span text:style-name="T92"> button, select the name of your network in </text:span><text:soft-page-break/><text:span text:style-name="T92">the list, and enter your network’s security password in the Password box. But, a connection to your wireless network is </text:span><text:span text:style-name="T111">optional, and being connected to the Internet is not required</text:span><text:span text:style-name="T90"> </text:span><text:span text:style-name="T92">during the</text:span><text:span text:style-name="T91"> installatio</text:span><text:span text:style-name="T92">n. </text:span><text:span text:style-name="T111">S</text:span><text:span text:style-name="T91">o, you can </text:span><text:span text:style-name="T92">also </text:span><text:span text:style-name="T91">leave it set to the default “I don’t want to connect to a wi-fi network right now” </text:span><text:span text:style-name="T119">- especially if you have slow or expensive Internet</text:span><text:span text:style-name="T91">. </text:span><text:span text:style-name="T93">You can connect after installation </text:span><text:span text:style-name="T119">(or use a full wasta-offline mirror to update your software). If you wish to connect now you can do so </text:span><text:span text:style-name="T93">as you did in Step 3 above when you played around with the Live system. </text:span><text:span text:style-name="T92">In either case, </text:span><text:span text:style-name="T119">then </text:span><text:span text:style-name="T92">c</text:span><text:span text:style-name="T91">lick </text:span><text:span text:style-name="T21">Continue</text:span><text:span text:style-name="T91"> </text:span><text:span text:style-name="T124">when you are ready to move on to the next step</text:span><text:span text:style-name="T91">.</text:span></text:p>
      <text:h text:style-name="Heading_20_3" text:outline-level="3">Step 6. Updates and third-party software <text:span text:style-name="T274">(optional)</text:span></text:h>
      <text:p text:style-name="P77"><text:span text:style-name="T149">Next a </text:span><text:span text:style-name="T20">Preparing to install Wasta Linux</text:span><text:span text:style-name="T149"> screen appears offering to download updates and third-party software while installing:</text:span></text:p>
      <text:p text:style-name="P93"/>
      <text:p text:style-name="P93"><draw:frame draw:style-name="fr3" draw:name="Image12" text:anchor-type="paragraph" svg:width="5.722in" svg:height="3.4854in" draw:z-index="9"><draw:image xlink:href="../wasta-docs-images/Install-Preparing-to-install.png" xlink:type="simple" xlink:show="embed" xlink:actuate="onLoad"/></draw:frame></text:p>
      <text:p text:style-name="P181">We will not install these <text:span text:style-name="T166">updates and third-party software </text:span>during the initial installation. <text:span text:style-name="T198">You can do updates after installation</text:span>, so just <text:span text:style-name="T275">leave the check boxes un-ticked, and </text:span>click <text:span text:style-name="T1">Continue</text:span>.</text:p>
      <text:h text:style-name="Heading_20_3" text:outline-level="3">Step 7. Installation type</text:h>
      <text:p text:style-name="P158">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6">We are assuming here that some version of Windows is on the computer.</text:span></text:p>
      <text:p text:style-name="P79"/>
      <text:p text:style-name="P180"><text:span text:style-name="T166">The </text:span><text:span text:style-name="T64">Installatio</text:span><text:span text:style-name="T28">n type</text:span><text:span text:style-name="T166">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4">Something else</text:span><text:span text:style-name="T166">” in the Installation type that is presented to you.</text:span></text:p>
      <text:p text:style-name="P180"/>
      <text:p text:style-name="P180"><text:span text:style-name="T269">Therefore, i</text:span>f you are installing Wasta Linux:</text:p>
      <text:list xml:id="list604623658" text:style-name="L5">
        <text:list-item>
          <text:p text:style-name="P190"><text:soft-page-break/>to replace Windows XP, <text:span text:style-name="T165">proceed with the </text:span><text:a xlink:type="simple" xlink:href="#Windows XP" text:style-name="Internet_20_link" text:visited-style-name="Visited_20_Internet_20_Link"><text:span text:style-name="T165">Windows XP section below</text:span></text:a></text:p>
        </text:list-item>
        <text:list-item>
          <text:p text:style-name="P202"><text:span text:style-name="T165">to replace Windows 7, 8 or 8.1, skip to the </text:span><text:a xlink:type="simple" xlink:href="#Windows 7 - 8" text:style-name="Internet_20_link" text:visited-style-name="Visited_20_Internet_20_Link"><text:span text:style-name="T165">Windows 7, 8, or 8.1 section</text:span></text:a></text:p>
        </text:list-item>
        <text:list-item>
          <text:p text:style-name="P200">to replace Window 10, skip to <text:span text:style-name="T166">the</text:span> <text:a xlink:type="simple" xlink:href="#Windows 10" text:style-name="Internet_20_link" text:visited-style-name="Visited_20_Internet_20_Link">Windows 10 section</text:a></text:p>
        </text:list-item>
      </text:list>
      <text:p text:style-name="P130">The <text:span text:style-name="T1">Installatio</text:span><text:span text:style-name="T28">n type</text:span> dialog will look similar to <text:span text:style-name="T199">one of the dialogs shown below – depending on the version of Windows you are replacing</text:span>:</text:p>
      <text:h text:style-name="Heading_20_4" text:outline-level="4"><text:bookmark-start text:name="Windows XP"/>Windows XP<text:bookmark-end text:name="Windows XP"/></text:h>
      <text:p text:style-name="P129"><draw:frame draw:style-name="fr3" draw:name="Image20" text:anchor-type="paragraph" svg:width="5.5957in" svg:height="3.1283in" draw:z-index="18"><draw:image xlink:href="../wasta-docs-images/Installation-type-WinXP-initial-default.png" xlink:type="simple" xlink:show="embed" xlink:actuate="onLoad"/></draw:frame></text:p>
      <text:p text:style-name="P180"><text:span text:style-name="T270">The first option is often pre-selected, but you should choose </text:span><text:span text:style-name="T65">Something else</text:span><text:span text:style-name="T270"> instead. Click </text:span><text:span text:style-name="T65">Continue. Click Continue</text:span><text:span text:style-name="T122"> </text:span><text:span text:style-name="T123">and skip down to </text:span><text:a xlink:type="simple" xlink:href="#Why do we choose Something else" text:style-name="Internet_20_link" text:visited-style-name="Visited_20_Internet_20_Link"><text:span text:style-name="T123">Why do we choose Something else?</text:span></text:a></text:p>
      <text:h text:style-name="Heading_20_4" text:outline-level="4"><text:bookmark-start text:name="Windows 7 - 8"/>Windows 7, 8, 8.1<text:bookmark-end text:name="Windows 7 - 8"/></text:h>
      <text:p text:style-name="P129"><draw:frame draw:style-name="fr3" draw:name="Image21" text:anchor-type="paragraph" svg:width="5.4902in" svg:height="3.0736in" draw:z-index="20"><draw:image xlink:href="../wasta-docs-images/Installation-type-Win7-initial-default.png" xlink:type="simple" xlink:show="embed" xlink:actuate="onLoad"/></draw:frame></text:p>
      <text:p text:style-name="P132">The first option is often pre-selected, but you should choose <text:span text:style-name="T1">Something else</text:span> instead. Click <text:span text:style-name="T1">Continue. </text:span><text:soft-page-break/><text:span text:style-name="T1">Click Continue</text:span><text:span text:style-name="T86"> </text:span><text:span text:style-name="T123">and skip down to </text:span><text:a xlink:type="simple" xlink:href="#Why do we choose Something else" text:style-name="Internet_20_link" text:visited-style-name="Visited_20_Internet_20_Link"><text:span text:style-name="T123">Why do we choose Something else?</text:span></text:a></text:p>
      <text:h text:style-name="Heading_20_4" text:outline-level="4"><text:bookmark-start text:name="Windows 10"/>Windows 10<text:bookmark-end text:name="Windows 10"/></text:h>
      <text:p text:style-name="P129"><draw:frame draw:style-name="fr3" draw:name="Image22" text:anchor-type="paragraph" svg:width="5.8236in" svg:height="3.2425in" draw:z-index="19"><draw:image xlink:href="../wasta-docs-images/Installation-type-Win10initial-default.png" xlink:type="simple" xlink:show="embed" xlink:actuate="onLoad"/></draw:frame></text:p>
      <text:p text:style-name="P131">The first option is often pre-selected, but you should choose <text:span text:style-name="T1">Something else</text:span> instead. Click <text:span text:style-name="T1">Continue.</text:span></text:p>
      <text:h text:style-name="Heading_20_4" text:outline-level="4">Why <text:span text:style-name="T271">do we </text:span>choose Something else?</text:h>
      <text:p text:style-name="P133">It is possible to install Wasta Linux using one of the other Installation type options, but this documentation suggests choosing <text:span text:style-name="T1">Something else</text:span><text:span text:style-name="T86"> for the </text:span><text:span text:style-name="T94">following</text:span><text:span text:style-name="T86"> reasons:</text:span></text:p>
      <text:list xml:id="list968583704" text:style-name="L6">
        <text:list-item>
          <text:p text:style-name="P191"><text:span text:style-name="T86">The </text:span><text:span text:style-name="T1">Something else</text:span><text:span text:style-name="T86"> option allows us to have your </text:span><text:span text:style-name="T1">/home</text:span><text:span text:style-name="T86"> directory on a separate partition. Having </text:span><text:span text:style-name="T1">/home</text:span><text:span text:style-name="T86"> on a separate partition makes it easy to upgrade to a newer version of Wasta (or other kind of Linux) in the future without touching any of your documents, data or settings.</text:span></text:p>
        </text:list-item>
        <text:list-item>
          <text:p text:style-name="P191"><text:span text:style-name="T86">The </text:span><text:span text:style-name="T1">Something else</text:span><text:span text:style-name="T86"> option </text:span><text:span text:style-name="T94">allows us to choose the </text:span><text:span text:style-name="T66">size and arrangement</text:span><text:span text:style-name="T94"> of the partitions that will be created on the computer’s hard drive.</text:span></text:p>
        </text:list-item>
        <text:list-item>
          <text:p text:style-name="P192">Different versions of Windows come with different numbers and kinds of partitions. By selecting <text:span text:style-name="T1">Something els</text:span>e, we can ensure that we remove all the existing <text:span text:style-name="T200">Windows </text:span>partitions, and partition the hard drive more efficiently.</text:p>
        </text:list-item>
        <text:list-item>
          <text:p text:style-name="P193"><text:span text:style-name="T167">While the first couple options in the above dialog may vary depending on how your Windows computer is set up, the last option for any installation will always be </text:span><text:span text:style-name="T29">Something else</text:span><text:span text:style-name="T167">. </text:span>The <text:span text:style-name="T1">Something else</text:span> option <text:span text:style-name="T167">therefore </text:span>allows us to standardize this document, and reduce the number of possible variations and gotchas that might happen if we tried to describe one of the other options. </text:p>
        </text:list-item>
        <text:list-item>
          <text:p text:style-name="P194">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34"/>
      <text:p text:style-name="P78"><text:span text:style-name="T272">Note: The </text:span><text:span text:style-name="T11">Installation type</text:span><text:span text:style-name="T128"> dialogs shown above may differ a little from what you see on your particular Windows computer, but the last option "</text:span><text:span text:style-name="T11">Something else</text:span><text:span text:style-name="T128">" should always be available and is the one you should select to follow this document. After selecting </text:span><text:span text:style-name="T11">Something else</text:span><text:span text:style-name="T128">,</text:span> <text:span text:style-name="T79">click </text:span><text:span text:style-name="T10">C</text:span><text:span text:style-name="T1">ontinue.</text:span></text:p>
      <text:h text:style-name="Heading_20_3" text:outline-level="3"><text:bookmark-start text:name="Step 8 Removing Windows partitions and creating Linux partitions"/><text:soft-page-break/>Step 8. Removing Windows partitions and creating Linux partitions<text:bookmark-end text:name="Step 8 Removing Windows partitions and creating Linux partitions"/></text:h>
      <text:p text:style-name="P4"><text:span text:style-name="T189">The installation program uses a partitioning program </text:span><text:span text:style-name="T95">to show you </text:span><text:span text:style-name="T80">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68">The point of no return is the </text:span><text:span text:style-name="T2">Install Now</text:span><text:span text:style-name="T80"> button at the bottom right of this installation page. </text:span><text:span text:style-name="T2">Do not click on that button until the end of Step 8</text:span><text:span text:style-name="T80">. Our actions in removing Windows partitions and adding Linux partitions are only </text:span><text:span text:style-name="T2">simulated</text:span><text:span text:style-name="T80"> until we get them just the way we want them. We can adjust them over and over again without making actual changes to your computer. At any time you can call it quits by clicking on the </text:span><text:span text:style-name="T2">Quit</text:span><text:span text:style-name="T80"> button – and no changes will be made to your computer. </text:span><text:span text:style-name="T2">Again, don’t click on the Install Now button until you are ready for the changes to be made on your computer </text:span><text:span text:style-name="T70">(at the end of Step 8 below)</text:span><text:span text:style-name="T2">.</text:span></text:p>
      <text:h text:style-name="Heading_20_4" text:outline-level="4">Remove the Windows partitions</text:h>
      <text:p text:style-name="P67">Before we proceed to the "Install Now" action, we need to remove the existing Windows partitions. A Windows 10 computer, for example, will have two or more partitions on it so that its partitions might like similar to the following:</text:p>
      <text:p text:style-name="P21"/>
      <text:p text:style-name="P21"><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68">Look carefully at the above illustration and compare it to the partitions displayed for your computer. Note that on a Windows computer, there will often be several partitions with "</text:span><text:span text:style-name="T8">ntfs</text:span><text:span text:style-name="T129">" shown as their </text:span><text:span text:style-name="T8">Type</text:span><text:span text:style-name="T129">. All partitions with "</text:span><text:span text:style-name="T8">ntfs</text:span><text:span text:style-name="T129">", "</text:span><text:span text:style-name="T9">fat32</text:span><text:span text:style-name="T130">" or "</text:span><text:span text:style-name="T9">fat</text:span><text:span text:style-name="T130">" Type are Windows partitions.</text:span></text:p>
      <text:p text:style-name="P11"/>
      <text:p text:style-name="P12"><text:soft-page-break/><text:span text:style-name="T129">Since these instructions are about totally replacing the Windows system with Wasta Linux, w</text:span>e will tell the <text:span text:style-name="T169">installer</text:span> that we want to <text:span text:style-name="T131">delete</text:span> the existing Windows system <text:span text:style-name="T84">partitions - removing them one by one</text:span>.</text:p>
      <text:p text:style-name="P12"/>
      <text:p text:style-name="P12"><text:span text:style-name="T169">Select the </text:span><text:span text:style-name="T30">first</text:span><text:span text:style-name="T169"> </text:span><text:span text:style-name="T30">ntfs</text:span><text:span text:style-name="T169"> partition (device /dev/sda1) and click the </text:span><text:span text:style-name="T30">minus</text:span><text:span text:style-name="T169"> button to remove it:</text:span></text:p>
      <text:p text:style-name="P12"/>
      <text:p text:style-name="P12"><draw:frame draw:style-name="fr3" draw:name="Image24" text:anchor-type="paragraph" svg:width="5.3598in" svg:height="3.4472in" draw:z-index="22"><draw:image xlink:href="../wasta-docs-images/Partitioning-Win10-first-ntfs-partition-selected.png" xlink:type="simple" xlink:show="embed" xlink:actuate="onLoad"/></draw:frame></text:p>
      <text:p text:style-name="P35">The display will dynamically change to show the state of the partitions after each action:</text:p>
      <text:p text:style-name="P35"/>
      <text:p text:style-name="P35"><draw:frame draw:style-name="fr3" draw:name="Image25" text:anchor-type="paragraph" svg:width="4.9in" svg:height="3.1465in" draw:z-index="23"><draw:image xlink:href="../wasta-docs-images/Partitioning-Win10-first-ntfs-partition-now-free-space.png" xlink:type="simple" xlink:show="embed" xlink:actuate="onLoad"/></draw:frame></text:p>
      <text:p text:style-name="P35">The <text:span text:style-name="T170">partition was removed and it is now “free space” as shown above.</text:span></text:p>
      <text:p text:style-name="P35"/>
      <text:p text:style-name="P37"><text:span text:style-name="T260">Next, s</text:span>elect the remaining <text:span text:style-name="T30">ntfs</text:span><text:span text:style-name="T169"> partition (device /dev/sda</text:span>2<text:span text:style-name="T201">) and click the </text:span><text:span text:style-name="T71">minus</text:span><text:span text:style-name="T201"> button to remove it </text:span>as <text:soft-page-break/>shown below<text:span text:style-name="T169">:</text:span></text:p>
      <text:p text:style-name="P37"/>
      <text:p text:style-name="P37"><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6"><text:span text:style-name="T170">Again the </text:span>display dynamically change<text:span text:style-name="T170">s</text:span> to show the state of the partitions:</text:p>
      <text:p text:style-name="P36"/>
      <text:p text:style-name="P36"><draw:frame draw:style-name="fr3" draw:name="Image27" text:anchor-type="paragraph" svg:width="5.8571in" svg:height="3.75in" draw:z-index="25"><draw:image xlink:href="../wasta-docs-images/Partitioning-Win10-first-ntfs-all-is-now-free-space.png" xlink:type="simple" xlink:show="embed" xlink:actuate="onLoad"/></draw:frame></text:p>
      <text:p text:style-name="P68"><text:span text:style-name="T1">Repeat</text:span> the above action for any remaining Windows partitions showing for your computer. </text:p>
      <text:p text:style-name="P68"/>
      <text:p text:style-name="P16"><text:soft-page-break/>At this point the Windows partitions <text:span text:style-name="T277">(</text:span>ntfs, <text:span text:style-name="T277">fat32, fat</text:span>) <text:span text:style-name="T201">should </text:span>have <text:span text:style-name="T201">all </text:span>been removed and the hard drive (device sda) <text:span text:style-name="T260">should only have</text:span> free space on it as shown in the illustration above.</text:p>
      <text:h text:style-name="Heading_20_4" text:outline-level="4">Add the Linux partitions</text:h>
      <text:p text:style-name="P38">We want to now start adding the Linux partitions <text:span text:style-name="T201">to the free space</text:span>. We will add <text:span text:style-name="T1">three</text:span> partitions, <text:span text:style-name="T1">one at a time</text:span>:</text:p>
      <text:list xml:id="list3925544293" text:style-name="L7">
        <text:list-item>
          <text:p text:style-name="P195">A Linux root (/) partition with a size of 15GB (15000MB)</text:p>
        </text:list-item>
        <text:list-item>
          <text:p text:style-name="P195">A Linux swap partition with a size of 4GB (4000MB)</text:p>
        </text:list-item>
        <text:list-item>
          <text:p text:style-name="P195">A Home partition (/home) with the remainder of the free space</text:p>
        </text:list-item>
      </text:list>
      <text:h text:style-name="Heading_20_5" text:outline-level="5">Add the Linux root / partition</text:h>
      <text:p text:style-name="P41"><text:span text:style-name="T175">The </text:span><text:span text:style-name="T32">first partition</text:span><text:span text:style-name="T175"> we want to add is the Linux </text:span><text:span text:style-name="T32">root (/) partition</text:span><text:span text:style-name="T175"> with a size of 15GB or 15000MB.</text:span></text:p>
      <text:p text:style-name="P41"/>
      <text:p text:style-name="P41"><text:span text:style-name="T175">S</text:span><text:span text:style-name="T32">elect</text:span><text:span text:style-name="T1"> the free space line</text:span> in the dialog, <text:span text:style-name="T171">and click the </text:span><text:span text:style-name="T31">plus</text:span><text:span text:style-name="T171"> button to add a new partition</text:span>:</text:p>
      <text:p text:style-name="P38"/>
      <text:p text:style-name="P38"><draw:frame draw:style-name="fr5" draw:name="Image28" text:anchor-type="paragraph" svg:width="6.9252in" svg:height="4.4472in" draw:z-index="26"><draw:image xlink:href="../wasta-docs-images/Partitioning-Win10-free-space-selected.png" xlink:type="simple" xlink:show="embed" xlink:actuate="onLoad"/></draw:frame></text:p>
      <text:p text:style-name="P43">The installer needs to know some details about <text:span text:style-name="T201">the</text:span> first new partition, so it <text:span text:style-name="T278">pops up</text:span> an overlay dialog to get that information as shown <text:span text:style-name="T172">in the illustration </text:span>below:</text:p>
      <text:p text:style-name="P43"/>
      <text:p text:style-name="P38"><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6">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6"/>
      <text:p text:style-name="P46"><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7">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7"/>
      <text:p text:style-name="P47"><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8">The settings for our root <text:span text:style-name="T201">(/) </text:span>partition are now complete. Check that you<text:span text:style-name="T201">r</text:span> settings look like this <text:span text:style-name="T173">Create partition dialog </text:span>below:</text:p>
      <text:p text:style-name="P48"/>
      <text:p text:style-name="P48"><draw:frame draw:style-name="fr3" draw:name="Image32" text:anchor-type="paragraph" svg:width="4.9646in" svg:height="2.8945in" draw:z-index="30"><draw:image xlink:href="../wasta-docs-images/Partitioning-Win10-create-root-partition-dialog-summary.png" xlink:type="simple" xlink:show="embed" xlink:actuate="onLoad"/></draw:frame></text:p>
      <text:p text:style-name="P51"><text:soft-page-break/><text:span text:style-name="T201">D</text:span>ouble check <text:span text:style-name="T201">to ensure that</text:span> the <text:span text:style-name="T278">following </text:span>5 settings are set:</text:p>
      <text:p text:style-name="P51"/>
      <text:p text:style-name="P51">1. The <text:span text:style-name="T1">Size</text:span> is set to: <text:span text:style-name="T1">15000</text:span></text:p>
      <text:p text:style-name="P51">2. The <text:span text:style-name="T1">Type </text:span><text:span text:style-name="T72">for the new </text:span><text:span text:style-name="T1">partition</text:span> is set to: <text:span text:style-name="T1">Primary</text:span></text:p>
      <text:p text:style-name="P51">3. The <text:span text:style-name="T1">Location </text:span><text:span text:style-name="T72">for the new partition</text:span><text:span text:style-name="T278"> </text:span>is set to: <text:span text:style-name="T1">Beginning of this space</text:span></text:p>
      <text:p text:style-name="P51">4. The <text:span text:style-name="T1">Use as</text:span> selector is set to: <text:span text:style-name="T1">Ext4 journaling file system</text:span></text:p>
      <text:p text:style-name="P51">5. The <text:span text:style-name="T1">Mount point</text:span> is set to:<text:span text:style-name="T1"> /</text:span></text:p>
      <text:p text:style-name="P12"/>
      <text:p text:style-name="P51">Click the <text:span text:style-name="T1">OK</text:span> button. The display will update showing your new <text:span text:style-name="T1">root</text:span> partition <text:span text:style-name="T278">planned for installation</text:span>:</text:p>
      <text:p text:style-name="P51"/>
      <text:p text:style-name="P51"><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4"/>
      <text:p text:style-name="P54">Note in the above illustration that the installer <text:span text:style-name="T182">made the device name of</text:span> the new partition <text:span text:style-name="T1">sda1</text:span>. It <text:span text:style-name="T174">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42"><text:span text:style-name="T175">The </text:span><text:span text:style-name="T32">second partition</text:span><text:span text:style-name="T175"> we want to add is the Linux </text:span><text:span text:style-name="T32">swap partition</text:span><text:span text:style-name="T175"> with a size of 4GB or 4000MB. </text:span><text:span text:style-name="T96">A swap partition is a special partition that Linux can use to swap out some of its RAM memory if it needs to. </text:span></text:p>
      <text:p text:style-name="P42"/>
      <text:p text:style-name="P42"><text:span text:style-name="T175">As with the first partition, we add a second partition to a portion of the free space, so select </text:span>the <text:span text:style-name="T1">free space</text:span> line in the dialog, <text:span text:style-name="T171">and click the </text:span><text:span text:style-name="T31">plus</text:span><text:span text:style-name="T171"> button to add a new partition as shown in the illustration </text:span><text:soft-page-break/><text:span text:style-name="T171">below</text:span>:</text:p>
      <text:p text:style-name="P39"/>
      <text:p text:style-name="P39"><draw:frame draw:style-name="fr5" draw:name="Image34" text:anchor-type="paragraph" svg:width="6.9252in" svg:height="4.4661in" draw:z-index="32"><draw:image xlink:href="../wasta-docs-images/Partitioning-Win10-create-swap-partition-free-space-selected.png" xlink:type="simple" xlink:show="embed" xlink:actuate="onLoad"/></draw:frame></text:p>
      <text:p text:style-name="P44">The installer needs to know <text:span text:style-name="T176">the</text:span> details about the <text:span text:style-name="T176">second</text:span> new partition <text:span text:style-name="T176">and shows the Create partition overlay dialog to get that information as </text:span>shown <text:span text:style-name="T172">in the illustration </text:span>below:</text:p>
      <text:p text:style-name="P51"/>
      <text:p text:style-name="P56"><draw:frame draw:style-name="fr3" draw:name="Image35" text:anchor-type="paragraph" svg:width="5.1252in" svg:height="3.0417in" draw:z-index="33"><draw:image xlink:href="../wasta-docs-images/Partitioning-Win10-create-swap-partition-set-size.png" xlink:type="simple" xlink:show="embed" xlink:actuate="onLoad"/></draw:frame></text:p>
      <text:p text:style-name="P57"><text:span text:style-name="T96">A swap partition is a special partition that Linux can use to swap out some of its RAM memory if it </text:span><text:soft-page-break/><text:span text:style-name="T96">needs to. It is generally recommended to have a swap partition that is </text:span><text:span text:style-name="T112">at least </text:span><text:span text:style-name="T96">as large as the amount of RAM memory in the computer. </text:span><text:span text:style-name="T97">When we ran the System Info applet, it showed that we had about 4GB of memory. So, here we</text:span><text:span text:style-name="T96"> adjust this swap size </text:span>4GB which is <text:span text:style-name="T1">4000</text:span> <text:span text:style-name="T178">in </text:span>MB. Also <text:span text:style-name="T178">you can </text:span>set the “Type for the new partition” to <text:span text:style-name="T1">Primary</text:span><text:span text:style-name="T86"> if it is not already set to Primary. </text:span><text:span text:style-name="T96">We will leave the “Location for the new partition” at </text:span><text:span text:style-name="T38">Beginning of this space</text:span><text:span text:style-name="T96">. </text:span><text:span text:style-name="T97">Click on the down arrow of the “Use as” selector and set it to </text:span><text:span text:style-name="T33">swap area</text:span><text:span text:style-name="T97"> as shown in the illustration below:</text:span></text:p>
      <text:p text:style-name="P29"/>
      <text:p text:style-name="P29"><draw:frame draw:style-name="fr3" draw:name="Image36" text:anchor-type="paragraph" svg:width="3.8165in" svg:height="4.1827in" draw:z-index="35"><draw:image xlink:href="../wasta-docs-images/Partitioning-Win10-create-swap-partition-set-to-swap-area.png" xlink:type="simple" xlink:show="embed" xlink:actuate="onLoad"/></draw:frame></text:p>
      <text:p text:style-name="P49"><text:span text:style-name="T97">The settings for our </text:span><text:span text:style-name="T99">Linux swap area</text:span><text:span text:style-name="T97"> partition are now complete. Check that you</text:span><text:span text:style-name="T112">r</text:span><text:span text:style-name="T97"> settings look like this </text:span><text:span text:style-name="T98">Create partition dialog </text:span><text:span text:style-name="T97">below:</text:span></text:p>
      <text:p text:style-name="P29"/>
      <text:p text:style-name="P29"><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52"><text:soft-page-break/><text:span text:style-name="T202">D</text:span>ouble check that the <text:span text:style-name="T179">4</text:span> settings are set as follows:</text:p>
      <text:p text:style-name="P52"/>
      <text:p text:style-name="P52">1. The <text:span text:style-name="T1">Size</text:span> is set to: <text:span text:style-name="T34">4</text:span><text:span text:style-name="T1">000</text:span></text:p>
      <text:p text:style-name="P52">2. The <text:span text:style-name="T1">Type </text:span><text:span text:style-name="T73">for the new</text:span><text:span text:style-name="T1"> partition</text:span> is set to: <text:span text:style-name="T1">Primary</text:span></text:p>
      <text:p text:style-name="P52">3. The <text:span text:style-name="T1">Location </text:span><text:span text:style-name="T73">for the new partition</text:span><text:span text:style-name="T279"> </text:span>is set to: <text:span text:style-name="T1">Beginning of this space</text:span></text:p>
      <text:p text:style-name="P52">4. The <text:span text:style-name="T1">Use as</text:span> selector is set to: <text:span text:style-name="T34">swap area</text:span></text:p>
      <text:p text:style-name="P32">The swap area does not have a mount point.</text:p>
      <text:p text:style-name="P13"/>
      <text:p text:style-name="P52">Click the <text:span text:style-name="T1">OK</text:span> button. The display will update showing your new <text:span text:style-name="T35">swap area</text:span> partition:</text:p>
      <text:p text:style-name="P30"/>
      <text:p text:style-name="P29"><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5">Note in the above illustration that the installer <text:span text:style-name="T182">made the device name of</text:span> the new partition /dev/sda<text:span text:style-name="T180">2</text:span>. It <text:span text:style-name="T174">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80">home</text:span> partition</text:h>
      <text:p text:style-name="P40"><text:span text:style-name="T101">The </text:span><text:span text:style-name="T36">third and final</text:span><text:span text:style-name="T32"> partition</text:span><text:span text:style-name="T101"> we want to add is the Linux </text:span><text:span text:style-name="T32">/</text:span><text:span text:style-name="T36">home</text:span><text:span text:style-name="T32"> partition</text:span><text:span text:style-name="T101">. </text:span><text:span text:style-name="T103">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101">. </text:span></text:p>
      <text:p text:style-name="P33"/>
      <text:p text:style-name="P40"><text:span text:style-name="T103">As you have learned from the above procedures, first we </text:span><text:span text:style-name="T36">s</text:span><text:span text:style-name="T32">elect </text:span><text:span text:style-name="T33">the free space line</text:span><text:span text:style-name="T97"> in the dialog, </text:span><text:span text:style-name="T102">and click the </text:span><text:span text:style-name="T31">plus</text:span><text:span text:style-name="T102"> button to add a new partition as shown in the illustration below</text:span><text:span text:style-name="T97">:</text:span></text:p>
      <text:p text:style-name="P29"><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5"><text:span text:style-name="T97">The installer needs to know </text:span><text:span text:style-name="T104">the</text:span><text:span text:style-name="T97"> details about the </text:span><text:span text:style-name="T106">third (and final)</text:span><text:span text:style-name="T97"> partition </text:span><text:span text:style-name="T104">and shows the Create partition overlay dialog to get that information as </text:span><text:span text:style-name="T97">shown </text:span><text:span text:style-name="T105">in the illustration </text:span><text:span text:style-name="T97">below:</text:span></text:p>
      <text:p text:style-name="P29"/>
      <text:p text:style-name="P29"><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8"><text:span text:style-name="T107">For our /home partition we want the system to use all the free space that is left, so leave the value that appears in the “Size” box on your computer unchanged. </text:span><text:span text:style-name="T113">It will be the maximum space that is left on the hard drive</text:span><text:span text:style-name="T107">. Mine shows 82271 MB, but your should be much larger – leave it at its maximum value</text:span><text:span text:style-name="T97">. </text:span><text:span text:style-name="T107">S</text:span><text:span text:style-name="T97">et the “</text:span><text:span text:style-name="T107">T</text:span><text:span text:style-name="T97">ype for the new partition” to </text:span><text:span text:style-name="T33">Primary</text:span><text:span text:style-name="T97"> if it is not already set to Primary. </text:span><text:span text:style-name="T96">We will leave the </text:span><text:soft-page-break/><text:span text:style-name="T96">“Location for the new partition” at </text:span><text:span text:style-name="T38">Beginning of this space</text:span><text:span text:style-name="T96">, </text:span><text:span text:style-name="T107">and leave the “Use as” value set to </text:span><text:span text:style-name="T37">Ext4 journaling file system</text:span><text:span text:style-name="T96">. </text:span><text:span text:style-name="T97">Click on the down arrow of the “</text:span><text:span text:style-name="T107">Mount point</text:span><text:span text:style-name="T97">” selector and set it to </text:span><text:span text:style-name="T33">/</text:span><text:span text:style-name="T37">home</text:span><text:span text:style-name="T97"> as shown in the illustration below:</text:span></text:p>
      <text:p text:style-name="P29"/>
      <text:p text:style-name="P29"><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9"/>
      <text:p text:style-name="P50"><text:span text:style-name="T97">The settings for our </text:span><text:span text:style-name="T99">Linux /</text:span><text:span text:style-name="T108">home</text:span><text:span text:style-name="T97"> partition are now complete. Check that you</text:span><text:span text:style-name="T121">r</text:span><text:span text:style-name="T97"> settings look like this </text:span><text:span text:style-name="T98">Create partition dialog </text:span><text:span text:style-name="T113">illustrated </text:span><text:span text:style-name="T97">below:</text:span></text:p>
      <text:p text:style-name="P29"/>
      <text:p text:style-name="P29"><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53"><text:span text:style-name="T203">D</text:span>ouble check that the <text:span text:style-name="T181">5</text:span> settings are set as follows:</text:p>
      <text:p text:style-name="P53"><text:soft-page-break/></text:p>
      <text:p text:style-name="P53">1. The <text:span text:style-name="T1">Size</text:span> is set to: <text:span text:style-name="T39">your maximum space left</text:span></text:p>
      <text:p text:style-name="P53">2. The <text:span text:style-name="T1">Type </text:span><text:span text:style-name="T73">for the new</text:span><text:span text:style-name="T1"> partition</text:span> is set to: <text:span text:style-name="T1">Primary</text:span></text:p>
      <text:p text:style-name="P53">3. The <text:span text:style-name="T1">Location </text:span><text:span text:style-name="T73">for the new partition</text:span><text:span text:style-name="T279"> </text:span>is set to: <text:span text:style-name="T1">Beginning of this space</text:span></text:p>
      <text:p text:style-name="P53">4. The <text:span text:style-name="T1">Use as</text:span> selector is set to: <text:span text:style-name="T39">Ext4 journaling file system</text:span></text:p>
      <text:p text:style-name="P59"><text:span text:style-name="T109">5. </text:span><text:span text:style-name="T100">The </text:span><text:span text:style-name="T39">M</text:span><text:span text:style-name="T35">ount point</text:span><text:span text:style-name="T100"> </text:span><text:span text:style-name="T109">is set to: </text:span><text:span text:style-name="T39">/home</text:span></text:p>
      <text:p text:style-name="P14"/>
      <text:p text:style-name="P53">Click the <text:span text:style-name="T1">OK</text:span> button. The display will update showing your new <text:span text:style-name="T35">/</text:span><text:span text:style-name="T39">home</text:span> partition:</text:p>
      <text:p text:style-name="P31"/>
      <text:p text:style-name="P29"><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8">Note in the above illustration that the installer made the device name of the last partition /dev/sda3. </text:p>
      <text:p text:style-name="P15"/>
      <text:p text:style-name="P15"><text:span text:style-name="T279">T</text:span>hings to note:</text:p>
      <text:p text:style-name="P60"/>
      <text:list xml:id="list1166710594" text:style-name="L8">
        <text:list-item>
          <text:p text:style-name="P201"><text:span text:style-name="T280">We had the installer partition the drive to use</text:span> all the remaining free space. </text:p>
        </text:list-item>
        <text:list-item>
          <text:p text:style-name="P201"><text:span text:style-name="T183">T</text:span>here <text:span text:style-name="T184">are check boxes </text:span>next to the root partition (/), and the /home partition, indicating that <text:span text:style-name="T184">those partitions</text:span> will be formatted during the installation process. Since this is a new installation of Linux on this computer, <text:span text:style-name="T184">all partitions will be formatted including </text:span>the /home partition. If we were re-installing Linux or upgrading to a newer version of Linux on this computer, <text:span text:style-name="T184">its</text:span> /home partition <text:span text:style-name="T183">would </text:span><text:span text:style-name="T40">NOT</text:span> be formatted <text:span text:style-name="T183">by default </text:span>– <text:span text:style-name="T184">leaving</text:span> any data on the /<text:span text:style-name="T184">home </text:span>partition <text:span text:style-name="T184">untouched</text:span>. The Linux installer <text:span text:style-name="T184">won’t automatically format</text:span> a<text:span text:style-name="T183">ny existing</text:span> Linux /home partition.</text:p>
        </text:list-item>
        <text:list-item>
          <text:p text:style-name="P201">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29">Make sure the settings and partitions are set according to the above information. </text:span><text:span text:style-name="T232">T</text:span><text:span text:style-name="T229">he next </text:span><text:span text:style-name="T230">action</text:span><text:span text:style-name="T229"> will destroy a</text:span><text:span text:style-name="T230">ll</text:span><text:span text:style-name="T229"> data that is already on the computer including the whole Windows system. </text:span><text:span text:style-name="T231">If you don’t want to continue click the Quit button.</text:span></text:p>
      <text:h text:style-name="Heading_20_3" text:outline-level="3"><text:bookmark-start text:name="Step 9 Install Now button"/>Step 9. If you are ready, click on the “Install Now” button<text:bookmark-end text:name="Step 9 Install Now button"/></text:h>
      <text:p text:style-name="P199"><draw:frame draw:style-name="fr6" draw:name="Image57" text:anchor-type="paragraph" svg:width="6.9252in" svg:height="4.4571in" draw:z-index="62"><draw:image xlink:href="../wasta-docs-images/Partitioning-Win10-create-all-three-partitions-ready-install-now.png" xlink:type="simple" xlink:show="embed" xlink:actuate="onLoad"/></draw:frame></text:p>
      <text:p text:style-name="P199"/>
      <text:p text:style-name="P6"><text:span text:style-name="T87">The installation will start and present you with some configuration screens while the system does the partitioning, formatting and installation of the </text:span><text:span text:style-name="T114">Wasta </text:span><text:span text:style-name="T87">Linux system. </text:span><text:span text:style-name="T82">The first configuration screen will be the <text:s/>“Where are you?” screen that looks like this:</text:span></text:p>
      <text:p text:style-name="P22"/>
      <text:p text:style-name="P34"><draw:frame draw:style-name="fr3" draw:name="Image44" text:anchor-type="paragraph" svg:width="6.6638in" svg:height="4.2811in" draw:z-index="41"><draw:image xlink:href="../wasta-docs-images/Installation-where-are-you.png" xlink:type="simple" xlink:show="embed" xlink:actuate="onLoad"/></draw:frame><text:soft-page-break/></text:p>
      <text:p text:style-name="P22"/>
      <text:p text:style-name="P8"><text:span text:style-name="T132">C</text:span>lick on the <text:span text:style-name="T85">general area of the world map where you are located. For Manus users, the time zone that includes PNG</text:span> <text:span text:style-name="T132">should be highlighted, </text:span>so that <text:span text:style-name="T85">"</text:span><text:span text:style-name="T1">Port Moresby</text:span><text:span text:style-name="T85">"</text:span> shows on the time zone selected.</text:p>
      <text:p text:style-name="P7">Click <text:span text:style-name="T5">C</text:span><text:span text:style-name="T1">ontinue</text:span><text:span text:style-name="T85">.</text:span></text:p>
      <text:h text:style-name="Heading_20_3" text:outline-level="3">Step 10. Select keyboard layout</text:h>
      <text:p text:style-name="P10"><text:span text:style-name="T132">The next configuration screen is the k</text:span>eyboard layout<text:span text:style-name="T85"> screen which looks like this:</text:span></text:p>
      <text:p text:style-name="P22"/>
      <text:p text:style-name="P22"><draw:frame draw:style-name="fr3" draw:name="Image45" text:anchor-type="paragraph" svg:width="5.9374in" svg:height="3.661in" draw:z-index="42"><draw:image xlink:href="../wasta-docs-images/Installation-keyboard-layout.png" xlink:type="simple" xlink:show="embed" xlink:actuate="onLoad"/></draw:frame><text:soft-page-break/></text:p>
      <text:p text:style-name="P8"><text:span text:style-name="T132">C</text:span>lick <text:span text:style-name="T5">C</text:span><text:span text:style-name="T1">ontinue</text:span> to use<text:span text:style-name="T125"> the</text:span> “English (US)”<text:span text:style-name="T85"> keyboard as default, unless you have a different keyboard layout on your computer.</text:span></text:p>
      <text:h text:style-name="Heading_20_3" text:outline-level="3">Step 11. Enter your user information</text:h>
      <text:p text:style-name="P10"><text:span text:style-name="T228">The next screen is the </text:span>“Who are you<text:span text:style-name="T85">?</text:span>”<text:span text:style-name="T85"> screen which appears as illustrated below:</text:span></text:p>
      <text:p text:style-name="P23"/>
      <text:p text:style-name="P23"><draw:frame draw:style-name="fr3" draw:name="Image46" text:anchor-type="paragraph" svg:width="6.0772in" svg:height="3.7272in" draw:z-index="43"><draw:image xlink:href="../wasta-docs-images/Installation-who-are-you.png" xlink:type="simple" xlink:show="embed" xlink:actuate="onLoad"/></draw:frame></text:p>
      <text:p text:style-name="P23"><text:soft-page-break/></text:p>
      <text:p text:style-name="P24">Fill in the requested <text:span text:style-name="T281">information</text:span> and password:</text:p>
      <text:list xml:id="list3392478637" text:style-name="L9">
        <text:list-item>
          <text:p text:style-name="P196">Type your name in the top box.</text:p>
        </text:list-item>
        <text:list-item>
          <text:p text:style-name="P196">The computer’s name is the name that it will have on any local network.</text:p>
        </text:list-item>
        <text:list-item>
          <text:p text:style-name="P196">The <text:span text:style-name="T1">username</text:span> you type in will be used at the name of your user folder in the Home directory. </text:p>
        </text:list-item>
        <text:list-item>
          <text:p text:style-name="P196">It is smart to use a good password –<text:span text:style-name="T261"> one that you can remember.</text:span> </text:p>
        </text:list-item>
        <text:list-item>
          <text:p text:style-name="P196">You should keep the button selected “Require my password to log in.” </text:p>
        </text:list-item>
      </text:list>
      <text:p text:style-name="P61"/>
      <text:p text:style-name="P69">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73">Most installs take less than 30 minutes</text:span>.</text:p>
      <text:h text:style-name="Heading_20_3" text:outline-level="3">Step 12. Wait for the installation to complete</text:h>
      <text:p text:style-name="P65">When the installation is finished a dialog will appear that looks like this:</text:p>
      <text:p text:style-name="P25"/>
      <text:p text:style-name="P25"><draw:frame draw:style-name="fr7" draw:name="Image47" text:anchor-type="paragraph" svg:width="6.9252in" svg:height="0.6972in" draw:z-index="44"><draw:image xlink:href="../wasta-docs-images/Installation-has-finished.png" xlink:type="simple" xlink:show="embed" xlink:actuate="onLoad"/></draw:frame></text:p>
      <text:p text:style-name="P62">Click on the <text:span text:style-name="T1">Restart Now</text:span> button. <text:span text:style-name="T186">As the computer shuts down you will see:</text:span></text:p>
      <text:p text:style-name="P62"/>
      <text:p text:style-name="P62"><draw:frame draw:style-name="fr3" draw:name="Image48" text:anchor-type="paragraph" svg:width="5.6508in" svg:height="3.8236in" draw:z-index="45"><draw:image xlink:href="../wasta-docs-images/Install-please-remove-installation-media.png" xlink:type="simple" xlink:show="embed" xlink:actuate="onLoad"/></draw:frame></text:p>
      <text:p text:style-name="P62"/>
      <text:p text:style-name="P62"><text:span text:style-name="T67">R</text:span><text:span text:style-name="T1">emove the </text:span><text:span text:style-name="T68">memory stick</text:span> <text:span text:style-name="T186">at the prompt and press </text:span><text:span text:style-name="T67">Enter</text:span><text:span text:style-name="T186"> to </text:span>reboot <text:span text:style-name="T185">the computer.</text:span></text:p>
      <text:h text:style-name="Heading_20_3" text:outline-level="3"><text:soft-page-break/>Step 13. Restart into Wasta Linux</text:h>
      <text:p text:style-name="P65">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5"/>
      <text:p text:style-name="P9"><draw:frame draw:style-name="fr3" draw:name="Image49" text:anchor-type="paragraph" svg:width="6.1953in" svg:height="4.0311in" draw:z-index="46"><draw:image xlink:href="../wasta-docs-images/Login-screen.png" xlink:type="simple" xlink:show="embed" xlink:actuate="onLoad"/></draw:frame></text:p>
      <text:p text:style-name="P9"/>
      <text:p text:style-name="P63"><text:s/>If the prompt inside the login box asks for your Username, you can type it in, or click on <text:span text:style-name="T282">the user name</text:span> with a mouse to get the Password prompt.</text:p>
      <text:h text:style-name="Heading_20_3" text:outline-level="3">Step 14. Customize your background image</text:h>
      <text:p text:style-name="P20"><text:span text:style-name="T125">Once the system has started up, and you have logged in, you can s</text:span>et <text:span text:style-name="T125">the </text:span>background<text:span text:style-name="T125"> image</text:span>: Right<text:span text:style-name="T125">-click</text:span> on <text:span text:style-name="T125">the </text:span>desktop<text:span text:style-name="T125"> and select</text:span> “<text:span text:style-name="T125">C</text:span>hange <text:span text:style-name="T125">D</text:span>esktop <text:span text:style-name="T125">B</text:span>ackground”. <text:span text:style-name="T188">The </text:span><text:span text:style-name="T41">Backgrounds</text:span><text:span text:style-name="T188"> applet will appear:</text:span></text:p>
      <text:p text:style-name="P19"/>
      <text:p text:style-name="P19"><draw:frame draw:style-name="fr5" draw:name="Image50" text:anchor-type="paragraph" svg:width="6.9252in" svg:height="5.1209in" draw:z-index="47"><draw:image xlink:href="../wasta-docs-images/Backgrounds-applet.png" xlink:type="simple" xlink:show="embed" xlink:actuate="onLoad"/></draw:frame><text:soft-page-break/></text:p>
      <text:p text:style-name="P66">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25"> button to add a </text:span>folder of pictures <text:span text:style-name="T125">to the </text:span>selection <text:span text:style-name="T125">list. </text:span></text:p>
      <text:p text:style-name="P66"/>
      <text:p text:style-name="P64">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7">While most software and resources are immediately available for use, some programs like Paratext and Adapt It will need additional setup and configuration. </text:p>
      <text:h text:style-name="Heading_20_4" text:outline-level="4">Configuring Paratext:</text:h>
      <text:p text:style-name="P26">The <text:span text:style-name="T262">Paratext</text:span> registration information will need to be entered for the specific user of the computer. <text:span text:style-name="T262">Paratext</text:span> will also need to have its projects created, and if used in collaboration with <text:span text:style-name="T262">Adapt It</text:span>, <text:span text:style-name="T262">Paratext</text:span> will need the following projects setup as a minimum for collaboration with <text:span text:style-name="T262">Adapt It</text:span>:</text:p>
      <text:p text:style-name="P26"><text:s text:c="3"/>* A <text:span text:style-name="T1">source</text:span> language <text:span text:style-name="T262">Paratext</text:span> project - containing the Scripture books imported into the <text:span text:style-name="T262">Paratext</text:span> <text:soft-page-break/>project that will be used in <text:span text:style-name="T262">Adapt It </text:span>as <text:span text:style-name="T1">source</text:span> text for adaptation work. </text:p>
      <text:p text:style-name="P26"><text:s text:c="3"/>* A <text:span text:style-name="T1">target</text:span> language <text:span text:style-name="T262">Paratext</text:span> project - containing Scripture books created as empty books (i.e., "empty" but containing chapter and verse numbers when created within <text:span text:style-name="T262">Paratext</text:span>). <text:span text:style-name="T187">This initially “empty” project will be used in </text:span><text:span text:style-name="T263">Adapt It</text:span><text:span text:style-name="T187"> as target or translation text for adaptation work, and will be transferred automatically to </text:span><text:span text:style-name="T263">Paratext</text:span><text:span text:style-name="T187"> each time the adaptation document is saved within </text:span><text:span text:style-name="T263">Adapt It</text:span><text:span text:style-name="T187">.</text:span> </text:p>
      <text:h text:style-name="Heading_20_4" text:outline-level="4">Configuring Adapt It:</text:h>
      <text:p text:style-name="P18"><text:span text:style-name="T264">Adapt It</text:span><text:span text:style-name="T88"> can be configured to collaborate with </text:span><text:span text:style-name="T264">Paratext</text:span><text:span text:style-name="T88">, but the necessary </text:span><text:span text:style-name="T264">Paratext</text:span><text:span text:style-name="T88"> projects need to be created first (see above). Once the </text:span><text:span text:style-name="T264">Paratext</text:span><text:span text:style-name="T88"> projects are created for the source language and target languages, </text:span><text:span text:style-name="T89">an administrator can make the "Administrator" menu visible within </text:span><text:span text:style-name="T265">Adapt It</text:span><text:span text:style-name="T89">, and use </text:span><text:span text:style-name="T110">its </text:span><text:span text:style-name="T89">“</text:span><text:span text:style-name="T41">Setup Or Remove Collaboration</text:span><text:span text:style-name="T110">” </text:span><text:span text:style-name="T89">menu to set up one or more </text:span><text:span text:style-name="T265">Adapt It</text:span><text:span text:style-name="T89"> collaboration projects between </text:span><text:span text:style-name="T265">Adapt It</text:span><text:span text:style-name="T89"> and </text:span><text:span text:style-name="T265">Paratext</text:span><text:span text:style-name="T89">. </text:span><text:span text:style-name="T88">See the Adapt It HTML document named Help_for_Administrators.htm for more details on how to set up collaboration between </text:span><text:span text:style-name="T264">Paratext</text:span><text:span text:style-name="T88"> and </text:span><text:span text:style-name="T264">Adapt It</text:span><text:span text:style-name="T88">. <text: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28. Aug. 2017</text:modification-date><text:tab/>Page <text:page-number text:select-page="current">1</text:page-number> of <text:page-count>4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5H11M56S</meta:editing-duration>
    <meta:editing-cycles>305</meta:editing-cycles>
    <meta:generator>LibreOffice/5.3.5.2$Linux_X86_64 LibreOffice_project/30m0$Build-2</meta:generator>
    <meta:initial-creator>Jerry Pfaff</meta:initial-creator>
    <dc:date>2017-08-28T10:34:02.950514529</dc:date>
    <meta:document-statistic meta:table-count="2" meta:image-count="63" meta:object-count="0" meta:page-count="43" meta:paragraph-count="323" meta:word-count="8403" meta:character-count="47629" meta:non-whitespace-character-count="39494"/>
  </office:meta>
</office:document-meta>
</file>